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FFF2CC" fo:border-bottom="none" fo:border-left="none" fo:border-right="none" style:vertical-align="automatic" fo:background-color="#FFFFFF" style:repeat-content="false"/>
      <style:paragraph-properties fo:text-align="start" fo:margin-left="0.353cm"/>
      <style:text-properties fo:color="#505050" style:font-name="Segoe UI" style:font-name-asian="Segoe UI" style:font-name-complex="Segoe UI" fo:font-size="13pt" style:font-size-asian="13pt" style:font-size-complex="13pt"/>
    </style:style>
    <style:style style:name="ce3" style:family="table-cell" style:parent-style-name="Default" style:data-style-name="N0">
      <style:table-cell-properties style:vertical-align="middle" fo:background-color="#FFF2CC" style:repeat-content="false"/>
      <style:paragraph-properties fo:text-align="center"/>
      <style:text-properties fo:color="#000000" style:font-name="Segoe UI" style:font-name-asian="Segoe UI" style:font-name-complex="Segoe UI" fo:font-size="10pt" style:font-size-asian="10pt" style:font-size-complex="10pt"/>
    </style:style>
    <style:style style:name="ce4" style:family="table-cell" style:parent-style-name="Default" style:data-style-name="N36">
      <style:table-cell-properties fo:border-top="none" fo:border-bottom="thin solid #BFBFBF" fo:border-left="thin solid #BFBFBF" fo:border-right="thin solid #BFBFBF" style:vertical-align="middle" fo:background-color="#FFFFE0" style:cell-protect="none" style:repeat-content="false"/>
      <style:paragraph-properties fo:text-align="start" fo:margin-left="0.353cm"/>
      <style:text-properties fo:color="#505050" style:font-name="Segoe UI" style:font-name-asian="Segoe UI" style:font-name-complex="Segoe UI"/>
    </style:style>
    <style:style style:name="ce5" style:family="table-cell" style:parent-style-name="Default" style:data-style-name="N0">
      <style:table-cell-properties fo:border-top="none" fo:border-bottom="thin solid #BFBFBF" fo:border-left="thin solid #BFBFBF" fo:border-right="thin solid #BFBFBF" style:vertical-align="middle" fo:background-color="#FFFFE0" style:cell-protect="none" style:repeat-content="false"/>
      <style:paragraph-properties fo:text-align="end" fo:margin-right="0.353cm"/>
      <style:text-properties fo:color="#505050" style:font-name="Segoe UI" style:font-name-asian="Segoe UI" style:font-name-complex="Segoe UI"/>
    </style:style>
    <style:style style:name="ce6" style:family="table-cell" style:parent-style-name="Default" style:data-style-name="N36">
      <style:table-cell-properties fo:border="thin solid #BFBFBF" style:vertical-align="middle" fo:background-color="#FCFCFC" style:cell-protect="none" style:repeat-content="false"/>
      <style:paragraph-properties fo:text-align="start" fo:margin-left="0.353cm"/>
      <style:text-properties fo:color="#505050" style:font-name="Segoe UI" style:font-name-asian="Segoe UI" style:font-name-complex="Segoe UI"/>
    </style:style>
    <style:style style:name="ce7" style:family="table-cell" style:parent-style-name="Default" style:data-style-name="N0">
      <style:table-cell-properties fo:border="thin solid #BFBFBF" style:vertical-align="middle" fo:background-color="#FCFCFC" style:cell-protect="none" style:repeat-content="false"/>
      <style:paragraph-properties fo:text-align="end" fo:margin-right="0.353cm"/>
      <style:text-properties fo:color="#505050" style:font-name="Segoe UI" style:font-name-asian="Segoe UI" style:font-name-complex="Segoe UI"/>
    </style:style>
    <style:style style:name="co1" style:family="table-column">
      <style:table-column-properties fo:break-before="auto" style:column-width="2.3547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>
            <text:p>TBL_HST[CH1]</text:p>
          </table:help-message>
          <table:error-message table:display="true"/>
        </table:content-validation>
        <table:content-validation table:name="val2">
          <table:help-message table:display="true">
            <text:p>Hora</text:p>
            <text:p/>
            <text:p>TBL_HST[TIME]</text:p>
          </table:help-message>
          <table:error-message table:display="true"/>
        </table:content-validation>
      </table:content-validations>
      <table:table table:name="Folh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2" table:number-rows-spanned="1" table:style-name="ce2">
            <text:p>Dados Históricos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3">
            <text:p>TIME</text:p>
          </table:table-cell>
          <table:table-cell office:value-type="string" table:style-name="ce3">
            <text:p>CH1</text:p>
          </table:table-cell>
          <table:table-cell table:number-columns-repeated="16382"/>
        </table:table-row>
        <table:table-row table:style-name="ro3">
          <table:table-cell office:value-type="time" office:time-value="PT1063772H12M30S" table:content-validation-name="val2" table:style-name="ce4">
            <text:p>20:12:30.17</text:p>
          </table:table-cell>
          <table:table-cell office:value-type="float" office:value="2" table:content-validation-name="val1" table:style-name="ce5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12M26S" table:content-validation-name="val2" table:style-name="ce6">
            <text:p>20:12:26.92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12M23S" table:content-validation-name="val2" table:style-name="ce6">
            <text:p>20:12:23.32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12M19S" table:content-validation-name="val2" table:style-name="ce6">
            <text:p>20:12:19.59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12M15S" table:content-validation-name="val2" table:style-name="ce6">
            <text:p>20:12:15.4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12M14S" table:content-validation-name="val2" table:style-name="ce6">
            <text:p>20:12:14.3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12M11S" table:content-validation-name="val2" table:style-name="ce6">
            <text:p>20:12:11.02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12M10S" table:content-validation-name="val2" table:style-name="ce6">
            <text:p>20:12:10.89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12M6S" table:content-validation-name="val2" table:style-name="ce6">
            <text:p>20:12:06.2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12M2S" table:content-validation-name="val2" table:style-name="ce6">
            <text:p>20:12:02.99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11M59S" table:content-validation-name="val2" table:style-name="ce6">
            <text:p>20:11:59.4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11M57S" table:content-validation-name="val2" table:style-name="ce6">
            <text:p>20:11:57.77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11M52S" table:content-validation-name="val2" table:style-name="ce6">
            <text:p>20:11:52.44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11M45S" table:content-validation-name="val2" table:style-name="ce6">
            <text:p>20:11:45.64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11M44S" table:content-validation-name="val2" table:style-name="ce6">
            <text:p>20:11:44.19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11M43S" table:content-validation-name="val2" table:style-name="ce6">
            <text:p>20:11:43.87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11M38S" table:content-validation-name="val2" table:style-name="ce6">
            <text:p>20:11:38.67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11M37S" table:content-validation-name="val2" table:style-name="ce6">
            <text:p>20:11:37.69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11M32S" table:content-validation-name="val2" table:style-name="ce6">
            <text:p>20:11:32.6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11M27S" table:content-validation-name="val2" table:style-name="ce6">
            <text:p>20:11:27.77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11M26S" table:content-validation-name="val2" table:style-name="ce6">
            <text:p>20:11:26.5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11M26S" table:content-validation-name="val2" table:style-name="ce6">
            <text:p>20:11:26.06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11M18S" table:content-validation-name="val2" table:style-name="ce6">
            <text:p>20:11:18.01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11M15S" table:content-validation-name="val2" table:style-name="ce6">
            <text:p>20:11:15.53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11M12S" table:content-validation-name="val2" table:style-name="ce6">
            <text:p>20:11:12.72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11M10S" table:content-validation-name="val2" table:style-name="ce6">
            <text:p>20:11:10.3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11M7S" table:content-validation-name="val2" table:style-name="ce6">
            <text:p>20:11:07.93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11M4S" table:content-validation-name="val2" table:style-name="ce6">
            <text:p>20:11:04.40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10M54S" table:content-validation-name="val2" table:style-name="ce6">
            <text:p>20:10:54.44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10M52S" table:content-validation-name="val2" table:style-name="ce6">
            <text:p>20:10:52.16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10M37S" table:content-validation-name="val2" table:style-name="ce6">
            <text:p>20:10:37.60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10M32S" table:content-validation-name="val2" table:style-name="ce6">
            <text:p>20:10:32.62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10M30S" table:content-validation-name="val2" table:style-name="ce6">
            <text:p>20:10:30.83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10M25S" table:content-validation-name="val2" table:style-name="ce6">
            <text:p>20:10:25.04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10M21S" table:content-validation-name="val2" table:style-name="ce6">
            <text:p>20:10:21.13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10M18S" table:content-validation-name="val2" table:style-name="ce6">
            <text:p>20:10:18.06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10M14S" table:content-validation-name="val2" table:style-name="ce6">
            <text:p>20:10:14.40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10M13S" table:content-validation-name="val2" table:style-name="ce6">
            <text:p>20:10:13.1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10M11S" table:content-validation-name="val2" table:style-name="ce6">
            <text:p>20:10:11.71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10M10S" table:content-validation-name="val2" table:style-name="ce6">
            <text:p>20:10:10.48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10M9S" table:content-validation-name="val2" table:style-name="ce6">
            <text:p>20:10:09.77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10M8S" table:content-validation-name="val2" table:style-name="ce6">
            <text:p>20:10:08.70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10M7S" table:content-validation-name="val2" table:style-name="ce6">
            <text:p>20:10:07.18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10M3S" table:content-validation-name="val2" table:style-name="ce6">
            <text:p>20:10:03.79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10M0S" table:content-validation-name="val2" table:style-name="ce6">
            <text:p>20:10:00.17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9M53S" table:content-validation-name="val2" table:style-name="ce6">
            <text:p>20:09:53.13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9M47S" table:content-validation-name="val2" table:style-name="ce6">
            <text:p>20:09:47.84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9M44S" table:content-validation-name="val2" table:style-name="ce6">
            <text:p>20:09:44.59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9M43S" table:content-validation-name="val2" table:style-name="ce6">
            <text:p>20:09:43.4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9M43S" table:content-validation-name="val2" table:style-name="ce6">
            <text:p>20:09:43.24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9M41S" table:content-validation-name="val2" table:style-name="ce6">
            <text:p>20:09:41.52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9M37S" table:content-validation-name="val2" table:style-name="ce6">
            <text:p>20:09:37.60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9M36S" table:content-validation-name="val2" table:style-name="ce6">
            <text:p>20:09:36.84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9M35S" table:content-validation-name="val2" table:style-name="ce6">
            <text:p>20:09:35.47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9M34S" table:content-validation-name="val2" table:style-name="ce6">
            <text:p>20:09:34.03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9M32S" table:content-validation-name="val2" table:style-name="ce6">
            <text:p>20:09:32.96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9M30S" table:content-validation-name="val2" table:style-name="ce6">
            <text:p>20:09:30.52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9M28S" table:content-validation-name="val2" table:style-name="ce6">
            <text:p>20:09:28.5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9M20S" table:content-validation-name="val2" table:style-name="ce6">
            <text:p>20:09:20.2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9M15S" table:content-validation-name="val2" table:style-name="ce6">
            <text:p>20:09:15.1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9M13S" table:content-validation-name="val2" table:style-name="ce6">
            <text:p>20:09:13.90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9M6S" table:content-validation-name="val2" table:style-name="ce6">
            <text:p>20:09:06.78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9M6S" table:content-validation-name="val2" table:style-name="ce6">
            <text:p>20:09:06.0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9M5S" table:content-validation-name="val2" table:style-name="ce6">
            <text:p>20:09:05.79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8M53S" table:content-validation-name="val2" table:style-name="ce6">
            <text:p>20:08:53.60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8M45S" table:content-validation-name="val2" table:style-name="ce6">
            <text:p>20:08:45.5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8M43S" table:content-validation-name="val2" table:style-name="ce6">
            <text:p>20:08:43.31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8M42S" table:content-validation-name="val2" table:style-name="ce6">
            <text:p>20:08:42.56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8M42S" table:content-validation-name="val2" table:style-name="ce6">
            <text:p>20:08:42.22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8M41S" table:content-validation-name="val2" table:style-name="ce6">
            <text:p>20:08:41.39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8M37S" table:content-validation-name="val2" table:style-name="ce6">
            <text:p>20:08:37.82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8M29S" table:content-validation-name="val2" table:style-name="ce6">
            <text:p>20:08:29.9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8M21S" table:content-validation-name="val2" table:style-name="ce6">
            <text:p>20:08:21.90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8M20S" table:content-validation-name="val2" table:style-name="ce6">
            <text:p>20:08:20.24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8M20S" table:content-validation-name="val2" table:style-name="ce6">
            <text:p>20:08:20.03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8M17S" table:content-validation-name="val2" table:style-name="ce6">
            <text:p>20:08:17.72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8M9S" table:content-validation-name="val2" table:style-name="ce6">
            <text:p>20:08:09.20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7M59S" table:content-validation-name="val2" table:style-name="ce6">
            <text:p>20:07:59.1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7M59S" table:content-validation-name="val2" table:style-name="ce6">
            <text:p>20:07:59.15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7M56S" table:content-validation-name="val2" table:style-name="ce6">
            <text:p>20:07:56.27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7M54S" table:content-validation-name="val2" table:style-name="ce6">
            <text:p>20:07:54.97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7M51S" table:content-validation-name="val2" table:style-name="ce6">
            <text:p>20:07:51.13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7M36S" table:content-validation-name="val2" table:style-name="ce6">
            <text:p>20:07:36.30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7M32S" table:content-validation-name="val2" table:style-name="ce6">
            <text:p>20:07:32.67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7M29S" table:content-validation-name="val2" table:style-name="ce6">
            <text:p>20:07:29.82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7M25S" table:content-validation-name="val2" table:style-name="ce6">
            <text:p>20:07:25.63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7M19S" table:content-validation-name="val2" table:style-name="ce6">
            <text:p>20:07:19.77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7M15S" table:content-validation-name="val2" table:style-name="ce6">
            <text:p>20:07:15.55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7M13S" table:content-validation-name="val2" table:style-name="ce6">
            <text:p>20:07:13.95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7M9S" table:content-validation-name="val2" table:style-name="ce6">
            <text:p>20:07:09.04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7M7S" table:content-validation-name="val2" table:style-name="ce6">
            <text:p>20:07:07.64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7M4S" table:content-validation-name="val2" table:style-name="ce6">
            <text:p>20:07:04.8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7M3S" table:content-validation-name="val2" table:style-name="ce6">
            <text:p>20:07:03.23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7M1S" table:content-validation-name="val2" table:style-name="ce6">
            <text:p>20:07:01.3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6M59S" table:content-validation-name="val2" table:style-name="ce6">
            <text:p>20:06:59.61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6M56S" table:content-validation-name="val2" table:style-name="ce6">
            <text:p>20:06:56.04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6M48S" table:content-validation-name="val2" table:style-name="ce6">
            <text:p>20:06:48.2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6M47S" table:content-validation-name="val2" table:style-name="ce6">
            <text:p>20:06:47.53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6M44S" table:content-validation-name="val2" table:style-name="ce6">
            <text:p>20:06:44.36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6M40S" table:content-validation-name="val2" table:style-name="ce6">
            <text:p>20:06:40.9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6M37S" table:content-validation-name="val2" table:style-name="ce6">
            <text:p>20:06:37.31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6M34S" table:content-validation-name="val2" table:style-name="ce6">
            <text:p>20:06:34.43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6M33S" table:content-validation-name="val2" table:style-name="ce6">
            <text:p>20:06:33.53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6M33S" table:content-validation-name="val2" table:style-name="ce6">
            <text:p>20:06:33.39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6M28S" table:content-validation-name="val2" table:style-name="ce6">
            <text:p>20:06:28.71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6M25S" table:content-validation-name="val2" table:style-name="ce6">
            <text:p>20:06:25.48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6M14S" table:content-validation-name="val2" table:style-name="ce6">
            <text:p>20:06:14.27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6M11S" table:content-validation-name="val2" table:style-name="ce6">
            <text:p>20:06:11.60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6M11S" table:content-validation-name="val2" table:style-name="ce6">
            <text:p>20:06:11.5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6M10S" table:content-validation-name="val2" table:style-name="ce6">
            <text:p>20:06:10.4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6M10S" table:content-validation-name="val2" table:style-name="ce6">
            <text:p>20:06:10.4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6M10S" table:content-validation-name="val2" table:style-name="ce6">
            <text:p>20:06:10.06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6M4S" table:content-validation-name="val2" table:style-name="ce6">
            <text:p>20:06:04.59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5M58S" table:content-validation-name="val2" table:style-name="ce6">
            <text:p>20:05:58.17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5M55S" table:content-validation-name="val2" table:style-name="ce6">
            <text:p>20:05:55.7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5M50S" table:content-validation-name="val2" table:style-name="ce6">
            <text:p>20:05:50.25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5M49S" table:content-validation-name="val2" table:style-name="ce6">
            <text:p>20:05:49.72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5M48S" table:content-validation-name="val2" table:style-name="ce6">
            <text:p>20:05:48.57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5M44S" table:content-validation-name="val2" table:style-name="ce6">
            <text:p>20:05:44.54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5M43S" table:content-validation-name="val2" table:style-name="ce6">
            <text:p>20:05:43.93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5M38S" table:content-validation-name="val2" table:style-name="ce6">
            <text:p>20:05:38.19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5M36S" table:content-validation-name="val2" table:style-name="ce6">
            <text:p>20:05:36.2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5M34S" table:content-validation-name="val2" table:style-name="ce6">
            <text:p>20:05:34.65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5M32S" table:content-validation-name="val2" table:style-name="ce6">
            <text:p>20:05:32.75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5M26S" table:content-validation-name="val2" table:style-name="ce6">
            <text:p>20:05:26.06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5M22S" table:content-validation-name="val2" table:style-name="ce6">
            <text:p>20:05:22.92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5M17S" table:content-validation-name="val2" table:style-name="ce6">
            <text:p>20:05:17.45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5M11S" table:content-validation-name="val2" table:style-name="ce6">
            <text:p>20:05:11.58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5M9S" table:content-validation-name="val2" table:style-name="ce6">
            <text:p>20:05:09.47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5M7S" table:content-validation-name="val2" table:style-name="ce6">
            <text:p>20:05:07.74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5M7S" table:content-validation-name="val2" table:style-name="ce6">
            <text:p>20:05:07.63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5M6S" table:content-validation-name="val2" table:style-name="ce6">
            <text:p>20:05:06.01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5M4S" table:content-validation-name="val2" table:style-name="ce6">
            <text:p>20:05:04.44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5M1S" table:content-validation-name="val2" table:style-name="ce6">
            <text:p>20:05:02.00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5M0S" table:content-validation-name="val2" table:style-name="ce6">
            <text:p>20:05:00.11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4M59S" table:content-validation-name="val2" table:style-name="ce6">
            <text:p>20:04:59.34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4M53S" table:content-validation-name="val2" table:style-name="ce6">
            <text:p>20:04:53.77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4M52S" table:content-validation-name="val2" table:style-name="ce6">
            <text:p>20:04:52.36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4M48S" table:content-validation-name="val2" table:style-name="ce6">
            <text:p>20:04:48.11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4M47S" table:content-validation-name="val2" table:style-name="ce6">
            <text:p>20:04:47.45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4M43S" table:content-validation-name="val2" table:style-name="ce6">
            <text:p>20:04:43.13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4M42S" table:content-validation-name="val2" table:style-name="ce6">
            <text:p>20:04:42.43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4M37S" table:content-validation-name="val2" table:style-name="ce6">
            <text:p>20:04:37.90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4M35S" table:content-validation-name="val2" table:style-name="ce6">
            <text:p>20:04:35.00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4M30S" table:content-validation-name="val2" table:style-name="ce6">
            <text:p>20:04:30.70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4M29S" table:content-validation-name="val2" table:style-name="ce6">
            <text:p>20:04:29.1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4M26S" table:content-validation-name="val2" table:style-name="ce6">
            <text:p>20:04:26.59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4M25S" table:content-validation-name="val2" table:style-name="ce6">
            <text:p>20:04:25.45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4M20S" table:content-validation-name="val2" table:style-name="ce6">
            <text:p>20:04:20.67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4M19S" table:content-validation-name="val2" table:style-name="ce6">
            <text:p>20:04:19.60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4M15S" table:content-validation-name="val2" table:style-name="ce6">
            <text:p>20:04:15.36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4M13S" table:content-validation-name="val2" table:style-name="ce6">
            <text:p>20:04:13.58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4M10S" table:content-validation-name="val2" table:style-name="ce6">
            <text:p>20:04:10.2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4M10S" table:content-validation-name="val2" table:style-name="ce6">
            <text:p>20:04:10.17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4M5S" table:content-validation-name="val2" table:style-name="ce6">
            <text:p>20:04:05.53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4M4S" table:content-validation-name="val2" table:style-name="ce6">
            <text:p>20:04:04.92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3M59S" table:content-validation-name="val2" table:style-name="ce6">
            <text:p>20:03:59.95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3M59S" table:content-validation-name="val2" table:style-name="ce6">
            <text:p>20:03:59.37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3M58S" table:content-validation-name="val2" table:style-name="ce6">
            <text:p>20:03:58.97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3M54S" table:content-validation-name="val2" table:style-name="ce6">
            <text:p>20:03:54.60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3M53S" table:content-validation-name="val2" table:style-name="ce6">
            <text:p>20:03:53.1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3M48S" table:content-validation-name="val2" table:style-name="ce6">
            <text:p>20:03:48.0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3M39S" table:content-validation-name="val2" table:style-name="ce6">
            <text:p>20:03:39.23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3M39S" table:content-validation-name="val2" table:style-name="ce6">
            <text:p>20:03:39.04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3M38S" table:content-validation-name="val2" table:style-name="ce6">
            <text:p>20:03:38.4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3M28S" table:content-validation-name="val2" table:style-name="ce6">
            <text:p>20:03:28.51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3M24S" table:content-validation-name="val2" table:style-name="ce6">
            <text:p>20:03:24.3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3M24S" table:content-validation-name="val2" table:style-name="ce6">
            <text:p>20:03:24.30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3M11S" table:content-validation-name="val2" table:style-name="ce6">
            <text:p>20:03:11.72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3M8S" table:content-validation-name="val2" table:style-name="ce6">
            <text:p>20:03:08.76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3M8S" table:content-validation-name="val2" table:style-name="ce6">
            <text:p>20:03:08.36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3M7S" table:content-validation-name="val2" table:style-name="ce6">
            <text:p>20:03:07.34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3M3S" table:content-validation-name="val2" table:style-name="ce6">
            <text:p>20:03:03.6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3M2S" table:content-validation-name="val2" table:style-name="ce6">
            <text:p>20:03:02.59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2M58S" table:content-validation-name="val2" table:style-name="ce6">
            <text:p>20:02:58.46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2M53S" table:content-validation-name="val2" table:style-name="ce6">
            <text:p>20:02:53.77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2M52S" table:content-validation-name="val2" table:style-name="ce6">
            <text:p>20:02:52.80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2M51S" table:content-validation-name="val2" table:style-name="ce6">
            <text:p>20:02:51.48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2M49S" table:content-validation-name="val2" table:style-name="ce6">
            <text:p>20:02:49.9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2M48S" table:content-validation-name="val2" table:style-name="ce6">
            <text:p>20:02:48.1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2M45S" table:content-validation-name="val2" table:style-name="ce6">
            <text:p>20:02:45.13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2M42S" table:content-validation-name="val2" table:style-name="ce6">
            <text:p>20:02:42.03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2M41S" table:content-validation-name="val2" table:style-name="ce6">
            <text:p>20:02:41.60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2M38S" table:content-validation-name="val2" table:style-name="ce6">
            <text:p>20:02:38.80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2M35S" table:content-validation-name="val2" table:style-name="ce6">
            <text:p>20:02:35.04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2M32S" table:content-validation-name="val2" table:style-name="ce6">
            <text:p>20:02:32.97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2M32S" table:content-validation-name="val2" table:style-name="ce6">
            <text:p>20:02:32.12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2M29S" table:content-validation-name="val2" table:style-name="ce6">
            <text:p>20:02:29.40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2M26S" table:content-validation-name="val2" table:style-name="ce6">
            <text:p>20:02:26.14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2M22S" table:content-validation-name="val2" table:style-name="ce6">
            <text:p>20:02:22.99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2M22S" table:content-validation-name="val2" table:style-name="ce6">
            <text:p>20:02:22.54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2M21S" table:content-validation-name="val2" table:style-name="ce6">
            <text:p>20:02:21.80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2M21S" table:content-validation-name="val2" table:style-name="ce6">
            <text:p>20:02:21.07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2M19S" table:content-validation-name="val2" table:style-name="ce6">
            <text:p>20:02:19.85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2M18S" table:content-validation-name="val2" table:style-name="ce6">
            <text:p>20:02:18.65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2M17S" table:content-validation-name="val2" table:style-name="ce6">
            <text:p>20:02:17.87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2M17S" table:content-validation-name="val2" table:style-name="ce6">
            <text:p>20:02:17.5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2M14S" table:content-validation-name="val2" table:style-name="ce6">
            <text:p>20:02:14.14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2M12S" table:content-validation-name="val2" table:style-name="ce6">
            <text:p>20:02:12.03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2M9S" table:content-validation-name="val2" table:style-name="ce6">
            <text:p>20:02:09.40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1M59S" table:content-validation-name="val2" table:style-name="ce6">
            <text:p>20:01:59.8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1M57S" table:content-validation-name="val2" table:style-name="ce6">
            <text:p>20:01:57.53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1M55S" table:content-validation-name="val2" table:style-name="ce6">
            <text:p>20:01:55.32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1M53S" table:content-validation-name="val2" table:style-name="ce6">
            <text:p>20:01:53.55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1M50S" table:content-validation-name="val2" table:style-name="ce6">
            <text:p>20:01:50.84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1M49S" table:content-validation-name="val2" table:style-name="ce6">
            <text:p>20:01:49.21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1M46S" table:content-validation-name="val2" table:style-name="ce6">
            <text:p>20:01:46.72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1M44S" table:content-validation-name="val2" table:style-name="ce6">
            <text:p>20:01:44.67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1M39S" table:content-validation-name="val2" table:style-name="ce6">
            <text:p>20:01:39.61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1M38S" table:content-validation-name="val2" table:style-name="ce6">
            <text:p>20:01:38.75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1M36S" table:content-validation-name="val2" table:style-name="ce6">
            <text:p>20:01:36.16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1M35S" table:content-validation-name="val2" table:style-name="ce6">
            <text:p>20:01:35.24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1M34S" table:content-validation-name="val2" table:style-name="ce6">
            <text:p>20:01:34.65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1M34S" table:content-validation-name="val2" table:style-name="ce6">
            <text:p>20:01:34.52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1M33S" table:content-validation-name="val2" table:style-name="ce6">
            <text:p>20:01:33.45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1M33S" table:content-validation-name="val2" table:style-name="ce6">
            <text:p>20:01:33.08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1M32S" table:content-validation-name="val2" table:style-name="ce6">
            <text:p>20:01:32.73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1M30S" table:content-validation-name="val2" table:style-name="ce6">
            <text:p>20:01:30.51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1M26S" table:content-validation-name="val2" table:style-name="ce6">
            <text:p>20:01:26.54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1M25S" table:content-validation-name="val2" table:style-name="ce6">
            <text:p>20:01:25.63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1M24S" table:content-validation-name="val2" table:style-name="ce6">
            <text:p>20:01:24.3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1M22S" table:content-validation-name="val2" table:style-name="ce6">
            <text:p>20:01:22.44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1M21S" table:content-validation-name="val2" table:style-name="ce6">
            <text:p>20:01:21.98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1M20S" table:content-validation-name="val2" table:style-name="ce6">
            <text:p>20:01:20.75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1M19S" table:content-validation-name="val2" table:style-name="ce6">
            <text:p>20:01:19.53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1M15S" table:content-validation-name="val2" table:style-name="ce6">
            <text:p>20:01:15.84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1M15S" table:content-validation-name="val2" table:style-name="ce6">
            <text:p>20:01:15.18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1M11S" table:content-validation-name="val2" table:style-name="ce6">
            <text:p>20:01:11.32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1M6S" table:content-validation-name="val2" table:style-name="ce6">
            <text:p>20:01:06.67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1M4S" table:content-validation-name="val2" table:style-name="ce6">
            <text:p>20:01:04.64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1M2S" table:content-validation-name="val2" table:style-name="ce6">
            <text:p>20:01:02.2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1M1S" table:content-validation-name="val2" table:style-name="ce6">
            <text:p>20:01:01.2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1M0S" table:content-validation-name="val2" table:style-name="ce6">
            <text:p>20:01:00.2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0M58S" table:content-validation-name="val2" table:style-name="ce6">
            <text:p>20:00:58.67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0M55S" table:content-validation-name="val2" table:style-name="ce6">
            <text:p>20:00:55.1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0M52S" table:content-validation-name="val2" table:style-name="ce6">
            <text:p>20:00:52.65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0M51S" table:content-validation-name="val2" table:style-name="ce6">
            <text:p>20:00:51.69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0M50S" table:content-validation-name="val2" table:style-name="ce6">
            <text:p>20:00:50.11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2H0M47S" table:content-validation-name="val2" table:style-name="ce6">
            <text:p>20:00:47.98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0M44S" table:content-validation-name="val2" table:style-name="ce6">
            <text:p>20:00:44.46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0M41S" table:content-validation-name="val2" table:style-name="ce6">
            <text:p>20:00:41.31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0M37S" table:content-validation-name="val2" table:style-name="ce6">
            <text:p>20:00:37.34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0M33S" table:content-validation-name="val2" table:style-name="ce6">
            <text:p>20:00:33.98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2H0M26S" table:content-validation-name="val2" table:style-name="ce6">
            <text:p>20:00:26.43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0M22S" table:content-validation-name="val2" table:style-name="ce6">
            <text:p>20:00:22.49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0M20S" table:content-validation-name="val2" table:style-name="ce6">
            <text:p>20:00:20.40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0M16S" table:content-validation-name="val2" table:style-name="ce6">
            <text:p>20:00:16.4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0M15S" table:content-validation-name="val2" table:style-name="ce6">
            <text:p>20:00:15.47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0M11S" table:content-validation-name="val2" table:style-name="ce6">
            <text:p>20:00:11.9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2H0M9S" table:content-validation-name="val2" table:style-name="ce6">
            <text:p>20:00:09.00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0M8S" table:content-validation-name="val2" table:style-name="ce6">
            <text:p>20:00:08.65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2H0M4S" table:content-validation-name="val2" table:style-name="ce6">
            <text:p>20:00:04.88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2H0M2S" table:content-validation-name="val2" table:style-name="ce6">
            <text:p>20:00:02.96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2H0M2S" table:content-validation-name="val2" table:style-name="ce6">
            <text:p>20:00:02.4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9M59S" table:content-validation-name="val2" table:style-name="ce6">
            <text:p>19:59:59.58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9M57S" table:content-validation-name="val2" table:style-name="ce6">
            <text:p>19:59:57.13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9M55S" table:content-validation-name="val2" table:style-name="ce6">
            <text:p>19:59:55.29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9M51S" table:content-validation-name="val2" table:style-name="ce6">
            <text:p>19:59:51.95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9M48S" table:content-validation-name="val2" table:style-name="ce6">
            <text:p>19:59:48.92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9M44S" table:content-validation-name="val2" table:style-name="ce6">
            <text:p>19:59:44.27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9M42S" table:content-validation-name="val2" table:style-name="ce6">
            <text:p>19:59:42.86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9M38S" table:content-validation-name="val2" table:style-name="ce6">
            <text:p>19:59:38.62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9M35S" table:content-validation-name="val2" table:style-name="ce6">
            <text:p>19:59:35.92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9M34S" table:content-validation-name="val2" table:style-name="ce6">
            <text:p>19:59:34.41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9M32S" table:content-validation-name="val2" table:style-name="ce6">
            <text:p>19:59:32.55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9M32S" table:content-validation-name="val2" table:style-name="ce6">
            <text:p>19:59:32.52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9M28S" table:content-validation-name="val2" table:style-name="ce6">
            <text:p>19:59:28.2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9M25S" table:content-validation-name="val2" table:style-name="ce6">
            <text:p>19:59:25.8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9M23S" table:content-validation-name="val2" table:style-name="ce6">
            <text:p>19:59:23.56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9M20S" table:content-validation-name="val2" table:style-name="ce6">
            <text:p>19:59:20.97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9M16S" table:content-validation-name="val2" table:style-name="ce6">
            <text:p>19:59:16.14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9M12S" table:content-validation-name="val2" table:style-name="ce6">
            <text:p>19:59:12.03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9M8S" table:content-validation-name="val2" table:style-name="ce6">
            <text:p>19:59:08.0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9M2S" table:content-validation-name="val2" table:style-name="ce6">
            <text:p>19:59:02.73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9M1S" table:content-validation-name="val2" table:style-name="ce6">
            <text:p>19:59:01.80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9M1S" table:content-validation-name="val2" table:style-name="ce6">
            <text:p>19:59:01.69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8M58S" table:content-validation-name="val2" table:style-name="ce6">
            <text:p>19:58:58.27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8M54S" table:content-validation-name="val2" table:style-name="ce6">
            <text:p>19:58:54.99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8M52S" table:content-validation-name="val2" table:style-name="ce6">
            <text:p>19:58:52.8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8M49S" table:content-validation-name="val2" table:style-name="ce6">
            <text:p>19:58:49.13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8M44S" table:content-validation-name="val2" table:style-name="ce6">
            <text:p>19:58:44.62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8M42S" table:content-validation-name="val2" table:style-name="ce6">
            <text:p>19:58:42.65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8M36S" table:content-validation-name="val2" table:style-name="ce6">
            <text:p>19:58:36.81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8M29S" table:content-validation-name="val2" table:style-name="ce6">
            <text:p>19:58:29.52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8M21S" table:content-validation-name="val2" table:style-name="ce6">
            <text:p>19:58:21.87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8M16S" table:content-validation-name="val2" table:style-name="ce6">
            <text:p>19:58:16.91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8M14S" table:content-validation-name="val2" table:style-name="ce6">
            <text:p>19:58:14.72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8M13S" table:content-validation-name="val2" table:style-name="ce6">
            <text:p>19:58:13.55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8M6S" table:content-validation-name="val2" table:style-name="ce6">
            <text:p>19:58:06.24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8M1S" table:content-validation-name="val2" table:style-name="ce6">
            <text:p>19:58:01.08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7M59S" table:content-validation-name="val2" table:style-name="ce6">
            <text:p>19:57:59.40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7M56S" table:content-validation-name="val2" table:style-name="ce6">
            <text:p>19:57:56.81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7M54S" table:content-validation-name="val2" table:style-name="ce6">
            <text:p>19:57:54.44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7M50S" table:content-validation-name="val2" table:style-name="ce6">
            <text:p>19:57:50.33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7M48S" table:content-validation-name="val2" table:style-name="ce6">
            <text:p>19:57:48.7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7M48S" table:content-validation-name="val2" table:style-name="ce6">
            <text:p>19:57:48.30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7M40S" table:content-validation-name="val2" table:style-name="ce6">
            <text:p>19:57:40.20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7M40S" table:content-validation-name="val2" table:style-name="ce6">
            <text:p>19:57:40.03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7M35S" table:content-validation-name="val2" table:style-name="ce6">
            <text:p>19:57:35.74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7M33S" table:content-validation-name="val2" table:style-name="ce6">
            <text:p>19:57:33.74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7M32S" table:content-validation-name="val2" table:style-name="ce6">
            <text:p>19:57:32.63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7M29S" table:content-validation-name="val2" table:style-name="ce6">
            <text:p>19:57:29.37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7M26S" table:content-validation-name="val2" table:style-name="ce6">
            <text:p>19:57:26.51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7M24S" table:content-validation-name="val2" table:style-name="ce6">
            <text:p>19:57:24.99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7M21S" table:content-validation-name="val2" table:style-name="ce6">
            <text:p>19:57:21.68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7M15S" table:content-validation-name="val2" table:style-name="ce6">
            <text:p>19:57:15.9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7M14S" table:content-validation-name="val2" table:style-name="ce6">
            <text:p>19:57:14.80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7M14S" table:content-validation-name="val2" table:style-name="ce6">
            <text:p>19:57:14.38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7M12S" table:content-validation-name="val2" table:style-name="ce6">
            <text:p>19:57:12.59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7M5S" table:content-validation-name="val2" table:style-name="ce6">
            <text:p>19:57:05.7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7M5S" table:content-validation-name="val2" table:style-name="ce6">
            <text:p>19:57:05.60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7M4S" table:content-validation-name="val2" table:style-name="ce6">
            <text:p>19:57:04.51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7M0S" table:content-validation-name="val2" table:style-name="ce6">
            <text:p>19:57:00.83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6M58S" table:content-validation-name="val2" table:style-name="ce6">
            <text:p>19:56:58.41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6M56S" table:content-validation-name="val2" table:style-name="ce6">
            <text:p>19:56:56.03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6M54S" table:content-validation-name="val2" table:style-name="ce6">
            <text:p>19:56:54.52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6M54S" table:content-validation-name="val2" table:style-name="ce6">
            <text:p>19:56:54.32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6M49S" table:content-validation-name="val2" table:style-name="ce6">
            <text:p>19:56:49.40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6M46S" table:content-validation-name="val2" table:style-name="ce6">
            <text:p>19:56:46.14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6M44S" table:content-validation-name="val2" table:style-name="ce6">
            <text:p>19:56:44.03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6M39S" table:content-validation-name="val2" table:style-name="ce6">
            <text:p>19:56:39.90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6M37S" table:content-validation-name="val2" table:style-name="ce6">
            <text:p>19:56:37.92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6M34S" table:content-validation-name="val2" table:style-name="ce6">
            <text:p>19:56:34.76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6M29S" table:content-validation-name="val2" table:style-name="ce6">
            <text:p>19:56:29.7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6M25S" table:content-validation-name="val2" table:style-name="ce6">
            <text:p>19:56:25.61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6M23S" table:content-validation-name="val2" table:style-name="ce6">
            <text:p>19:56:23.53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6M20S" table:content-validation-name="val2" table:style-name="ce6">
            <text:p>19:56:20.46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6M15S" table:content-validation-name="val2" table:style-name="ce6">
            <text:p>19:56:15.19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6M8S" table:content-validation-name="val2" table:style-name="ce6">
            <text:p>19:56:08.4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6M5S" table:content-validation-name="val2" table:style-name="ce6">
            <text:p>19:56:05.61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6M4S" table:content-validation-name="val2" table:style-name="ce6">
            <text:p>19:56:04.4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5M57S" table:content-validation-name="val2" table:style-name="ce6">
            <text:p>19:55:57.7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5M53S" table:content-validation-name="val2" table:style-name="ce6">
            <text:p>19:55:53.52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5M52S" table:content-validation-name="val2" table:style-name="ce6">
            <text:p>19:55:52.35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5M47S" table:content-validation-name="val2" table:style-name="ce6">
            <text:p>19:55:47.15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5M41S" table:content-validation-name="val2" table:style-name="ce6">
            <text:p>19:55:41.34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5M40S" table:content-validation-name="val2" table:style-name="ce6">
            <text:p>19:55:40.7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5M36S" table:content-validation-name="val2" table:style-name="ce6">
            <text:p>19:55:36.99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5M35S" table:content-validation-name="val2" table:style-name="ce6">
            <text:p>19:55:35.58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5M24S" table:content-validation-name="val2" table:style-name="ce6">
            <text:p>19:55:24.11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5M21S" table:content-validation-name="val2" table:style-name="ce6">
            <text:p>19:55:21.1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5M8S" table:content-validation-name="val2" table:style-name="ce6">
            <text:p>19:55:08.27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5M3S" table:content-validation-name="val2" table:style-name="ce6">
            <text:p>19:55:03.90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5M0S" table:content-validation-name="val2" table:style-name="ce6">
            <text:p>19:55:00.14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4M53S" table:content-validation-name="val2" table:style-name="ce6">
            <text:p>19:54:53.10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4M49S" table:content-validation-name="val2" table:style-name="ce6">
            <text:p>19:54:49.61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4M47S" table:content-validation-name="val2" table:style-name="ce6">
            <text:p>19:54:47.69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4M44S" table:content-validation-name="val2" table:style-name="ce6">
            <text:p>19:54:44.64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4M41S" table:content-validation-name="val2" table:style-name="ce6">
            <text:p>19:54:41.29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4M41S" table:content-validation-name="val2" table:style-name="ce6">
            <text:p>19:54:41.00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4M38S" table:content-validation-name="val2" table:style-name="ce6">
            <text:p>19:54:38.91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4M35S" table:content-validation-name="val2" table:style-name="ce6">
            <text:p>19:54:35.74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4M31S" table:content-validation-name="val2" table:style-name="ce6">
            <text:p>19:54:31.40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4M28S" table:content-validation-name="val2" table:style-name="ce6">
            <text:p>19:54:28.09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4M25S" table:content-validation-name="val2" table:style-name="ce6">
            <text:p>19:54:25.50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4M24S" table:content-validation-name="val2" table:style-name="ce6">
            <text:p>19:54:24.4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4M20S" table:content-validation-name="val2" table:style-name="ce6">
            <text:p>19:54:20.89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4M18S" table:content-validation-name="val2" table:style-name="ce6">
            <text:p>19:54:18.70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4M17S" table:content-validation-name="val2" table:style-name="ce6">
            <text:p>19:54:17.48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4M9S" table:content-validation-name="val2" table:style-name="ce6">
            <text:p>19:54:09.5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4M9S" table:content-validation-name="val2" table:style-name="ce6">
            <text:p>19:54:09.3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4M8S" table:content-validation-name="val2" table:style-name="ce6">
            <text:p>19:54:08.83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4M5S" table:content-validation-name="val2" table:style-name="ce6">
            <text:p>19:54:05.61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4M2S" table:content-validation-name="val2" table:style-name="ce6">
            <text:p>19:54:02.46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4M0S" table:content-validation-name="val2" table:style-name="ce6">
            <text:p>19:54:00.17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3M59S" table:content-validation-name="val2" table:style-name="ce6">
            <text:p>19:53:59.76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3M59S" table:content-validation-name="val2" table:style-name="ce6">
            <text:p>19:53:59.61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3M59S" table:content-validation-name="val2" table:style-name="ce6">
            <text:p>19:53:59.12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3M58S" table:content-validation-name="val2" table:style-name="ce6">
            <text:p>19:53:58.83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3M52S" table:content-validation-name="val2" table:style-name="ce6">
            <text:p>19:53:52.41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3M51S" table:content-validation-name="val2" table:style-name="ce6">
            <text:p>19:53:51.80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3M50S" table:content-validation-name="val2" table:style-name="ce6">
            <text:p>19:53:50.7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3M47S" table:content-validation-name="val2" table:style-name="ce6">
            <text:p>19:53:47.04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3M43S" table:content-validation-name="val2" table:style-name="ce6">
            <text:p>19:53:43.59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3M43S" table:content-validation-name="val2" table:style-name="ce6">
            <text:p>19:53:43.5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3M35S" table:content-validation-name="val2" table:style-name="ce6">
            <text:p>19:53:35.8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3M34S" table:content-validation-name="val2" table:style-name="ce6">
            <text:p>19:53:34.57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3M33S" table:content-validation-name="val2" table:style-name="ce6">
            <text:p>19:53:33.0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3M32S" table:content-validation-name="val2" table:style-name="ce6">
            <text:p>19:53:32.89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3M28S" table:content-validation-name="val2" table:style-name="ce6">
            <text:p>19:53:28.44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3M25S" table:content-validation-name="val2" table:style-name="ce6">
            <text:p>19:53:26.00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3M18S" table:content-validation-name="val2" table:style-name="ce6">
            <text:p>19:53:18.94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3M16S" table:content-validation-name="val2" table:style-name="ce6">
            <text:p>19:53:16.40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3M9S" table:content-validation-name="val2" table:style-name="ce6">
            <text:p>19:53:09.56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3M8S" table:content-validation-name="val2" table:style-name="ce6">
            <text:p>19:53:08.7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3M6S" table:content-validation-name="val2" table:style-name="ce6">
            <text:p>19:53:06.65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2M59S" table:content-validation-name="val2" table:style-name="ce6">
            <text:p>19:52:59.13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2M58S" table:content-validation-name="val2" table:style-name="ce6">
            <text:p>19:52:58.2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2M54S" table:content-validation-name="val2" table:style-name="ce6">
            <text:p>19:52:54.6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2M51S" table:content-validation-name="val2" table:style-name="ce6">
            <text:p>19:52:51.26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2M44S" table:content-validation-name="val2" table:style-name="ce6">
            <text:p>19:52:44.19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2M40S" table:content-validation-name="val2" table:style-name="ce6">
            <text:p>19:52:40.89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2M36S" table:content-validation-name="val2" table:style-name="ce6">
            <text:p>19:52:36.2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2M32S" table:content-validation-name="val2" table:style-name="ce6">
            <text:p>19:52:32.19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2M30S" table:content-validation-name="val2" table:style-name="ce6">
            <text:p>19:52:30.2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2M29S" table:content-validation-name="val2" table:style-name="ce6">
            <text:p>19:52:29.39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2M26S" table:content-validation-name="val2" table:style-name="ce6">
            <text:p>19:52:26.99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2M24S" table:content-validation-name="val2" table:style-name="ce6">
            <text:p>19:52:24.60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2M21S" table:content-validation-name="val2" table:style-name="ce6">
            <text:p>19:52:21.79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2M19S" table:content-validation-name="val2" table:style-name="ce6">
            <text:p>19:52:19.10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2M17S" table:content-validation-name="val2" table:style-name="ce6">
            <text:p>19:52:17.48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2M13S" table:content-validation-name="val2" table:style-name="ce6">
            <text:p>19:52:13.15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2M11S" table:content-validation-name="val2" table:style-name="ce6">
            <text:p>19:52:11.69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2M11S" table:content-validation-name="val2" table:style-name="ce6">
            <text:p>19:52:11.55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2M9S" table:content-validation-name="val2" table:style-name="ce6">
            <text:p>19:52:09.79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2M9S" table:content-validation-name="val2" table:style-name="ce6">
            <text:p>19:52:09.77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2M6S" table:content-validation-name="val2" table:style-name="ce6">
            <text:p>19:52:06.2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1M57S" table:content-validation-name="val2" table:style-name="ce6">
            <text:p>19:51:57.23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1M55S" table:content-validation-name="val2" table:style-name="ce6">
            <text:p>19:51:55.18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1M49S" table:content-validation-name="val2" table:style-name="ce6">
            <text:p>19:51:49.53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1M47S" table:content-validation-name="val2" table:style-name="ce6">
            <text:p>19:51:47.63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1M46S" table:content-validation-name="val2" table:style-name="ce6">
            <text:p>19:51:46.8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1M45S" table:content-validation-name="val2" table:style-name="ce6">
            <text:p>19:51:45.55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1M45S" table:content-validation-name="val2" table:style-name="ce6">
            <text:p>19:51:45.50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1M43S" table:content-validation-name="val2" table:style-name="ce6">
            <text:p>19:51:43.34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1M41S" table:content-validation-name="val2" table:style-name="ce6">
            <text:p>19:51:41.05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1M36S" table:content-validation-name="val2" table:style-name="ce6">
            <text:p>19:51:36.94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1M36S" table:content-validation-name="val2" table:style-name="ce6">
            <text:p>19:51:36.48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1M35S" table:content-validation-name="val2" table:style-name="ce6">
            <text:p>19:51:35.00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1M28S" table:content-validation-name="val2" table:style-name="ce6">
            <text:p>19:51:28.68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1M25S" table:content-validation-name="val2" table:style-name="ce6">
            <text:p>19:51:25.10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1M22S" table:content-validation-name="val2" table:style-name="ce6">
            <text:p>19:51:22.67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1M19S" table:content-validation-name="val2" table:style-name="ce6">
            <text:p>19:51:19.79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1M6S" table:content-validation-name="val2" table:style-name="ce6">
            <text:p>19:51:06.65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1M4S" table:content-validation-name="val2" table:style-name="ce6">
            <text:p>19:51:04.68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1M2S" table:content-validation-name="val2" table:style-name="ce6">
            <text:p>19:51:02.33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1M0S" table:content-validation-name="val2" table:style-name="ce6">
            <text:p>19:51:00.84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0M56S" table:content-validation-name="val2" table:style-name="ce6">
            <text:p>19:50:56.8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0M56S" table:content-validation-name="val2" table:style-name="ce6">
            <text:p>19:50:56.67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0M53S" table:content-validation-name="val2" table:style-name="ce6">
            <text:p>19:50:53.13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50M48S" table:content-validation-name="val2" table:style-name="ce6">
            <text:p>19:50:48.6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0M47S" table:content-validation-name="val2" table:style-name="ce6">
            <text:p>19:50:47.50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0M42S" table:content-validation-name="val2" table:style-name="ce6">
            <text:p>19:50:42.75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0M42S" table:content-validation-name="val2" table:style-name="ce6">
            <text:p>19:50:42.44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0M34S" table:content-validation-name="val2" table:style-name="ce6">
            <text:p>19:50:34.22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0M32S" table:content-validation-name="val2" table:style-name="ce6">
            <text:p>19:50:32.2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0M31S" table:content-validation-name="val2" table:style-name="ce6">
            <text:p>19:50:31.2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50M27S" table:content-validation-name="val2" table:style-name="ce6">
            <text:p>19:50:27.77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0M25S" table:content-validation-name="val2" table:style-name="ce6">
            <text:p>19:50:25.43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0M20S" table:content-validation-name="val2" table:style-name="ce6">
            <text:p>19:50:20.67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50M17S" table:content-validation-name="val2" table:style-name="ce6">
            <text:p>19:50:17.87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50M14S" table:content-validation-name="val2" table:style-name="ce6">
            <text:p>19:50:14.88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0M12S" table:content-validation-name="val2" table:style-name="ce6">
            <text:p>19:50:12.99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0M9S" table:content-validation-name="val2" table:style-name="ce6">
            <text:p>19:50:09.80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0M5S" table:content-validation-name="val2" table:style-name="ce6">
            <text:p>19:50:05.5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50M3S" table:content-validation-name="val2" table:style-name="ce6">
            <text:p>19:50:03.66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50M1S" table:content-validation-name="val2" table:style-name="ce6">
            <text:p>19:50:01.92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9M58S" table:content-validation-name="val2" table:style-name="ce6">
            <text:p>19:49:58.75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9M55S" table:content-validation-name="val2" table:style-name="ce6">
            <text:p>19:49:55.64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9M50S" table:content-validation-name="val2" table:style-name="ce6">
            <text:p>19:49:50.54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9M46S" table:content-validation-name="val2" table:style-name="ce6">
            <text:p>19:49:46.75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49M46S" table:content-validation-name="val2" table:style-name="ce6">
            <text:p>19:49:46.33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9M46S" table:content-validation-name="val2" table:style-name="ce6">
            <text:p>19:49:46.08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9M44S" table:content-validation-name="val2" table:style-name="ce6">
            <text:p>19:49:44.24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49M38S" table:content-validation-name="val2" table:style-name="ce6">
            <text:p>19:49:38.43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9M37S" table:content-validation-name="val2" table:style-name="ce6">
            <text:p>19:49:37.1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9M35S" table:content-validation-name="val2" table:style-name="ce6">
            <text:p>19:49:35.66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9M34S" table:content-validation-name="val2" table:style-name="ce6">
            <text:p>19:49:34.30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9M28S" table:content-validation-name="val2" table:style-name="ce6">
            <text:p>19:49:28.01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9M23S" table:content-validation-name="val2" table:style-name="ce6">
            <text:p>19:49:23.39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9M19S" table:content-validation-name="val2" table:style-name="ce6">
            <text:p>19:49:19.4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9M16S" table:content-validation-name="val2" table:style-name="ce6">
            <text:p>19:49:16.91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9M16S" table:content-validation-name="val2" table:style-name="ce6">
            <text:p>19:49:16.89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9M16S" table:content-validation-name="val2" table:style-name="ce6">
            <text:p>19:49:16.44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9M14S" table:content-validation-name="val2" table:style-name="ce6">
            <text:p>19:49:14.06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49M13S" table:content-validation-name="val2" table:style-name="ce6">
            <text:p>19:49:13.8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9M9S" table:content-validation-name="val2" table:style-name="ce6">
            <text:p>19:49:09.40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9M7S" table:content-validation-name="val2" table:style-name="ce6">
            <text:p>19:49:07.98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9M1S" table:content-validation-name="val2" table:style-name="ce6">
            <text:p>19:49:01.61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9M0S" table:content-validation-name="val2" table:style-name="ce6">
            <text:p>19:49:00.57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48M57S" table:content-validation-name="val2" table:style-name="ce6">
            <text:p>19:48:57.9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8M55S" table:content-validation-name="val2" table:style-name="ce6">
            <text:p>19:48:55.2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8M54S" table:content-validation-name="val2" table:style-name="ce6">
            <text:p>19:48:54.51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8M52S" table:content-validation-name="val2" table:style-name="ce6">
            <text:p>19:48:52.73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8M48S" table:content-validation-name="val2" table:style-name="ce6">
            <text:p>19:48:48.72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48M46S" table:content-validation-name="val2" table:style-name="ce6">
            <text:p>19:48:46.73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8M43S" table:content-validation-name="val2" table:style-name="ce6">
            <text:p>19:48:43.66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8M42S" table:content-validation-name="val2" table:style-name="ce6">
            <text:p>19:48:42.25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48M37S" table:content-validation-name="val2" table:style-name="ce6">
            <text:p>19:48:37.24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8M35S" table:content-validation-name="val2" table:style-name="ce6">
            <text:p>19:48:35.95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8M35S" table:content-validation-name="val2" table:style-name="ce6">
            <text:p>19:48:35.66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8M34S" table:content-validation-name="val2" table:style-name="ce6">
            <text:p>19:48:34.20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8M29S" table:content-validation-name="val2" table:style-name="ce6">
            <text:p>19:48:29.55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8M26S" table:content-validation-name="val2" table:style-name="ce6">
            <text:p>19:48:26.73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8M19S" table:content-validation-name="val2" table:style-name="ce6">
            <text:p>19:48:19.29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8M15S" table:content-validation-name="val2" table:style-name="ce6">
            <text:p>19:48:15.10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8M14S" table:content-validation-name="val2" table:style-name="ce6">
            <text:p>19:48:14.3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8M11S" table:content-validation-name="val2" table:style-name="ce6">
            <text:p>19:48:11.28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48M9S" table:content-validation-name="val2" table:style-name="ce6">
            <text:p>19:48:10.00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8M4S" table:content-validation-name="val2" table:style-name="ce6">
            <text:p>19:48:04.84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48M3S" table:content-validation-name="val2" table:style-name="ce6">
            <text:p>19:48:03.24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7M58S" table:content-validation-name="val2" table:style-name="ce6">
            <text:p>19:47:58.20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47M54S" table:content-validation-name="val2" table:style-name="ce6">
            <text:p>19:47:54.33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7M46S" table:content-validation-name="val2" table:style-name="ce6">
            <text:p>19:47:46.73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47M42S" table:content-validation-name="val2" table:style-name="ce6">
            <text:p>19:47:42.96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7M38S" table:content-validation-name="val2" table:style-name="ce6">
            <text:p>19:47:38.39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7M36S" table:content-validation-name="val2" table:style-name="ce6">
            <text:p>19:47:36.84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7M35S" table:content-validation-name="val2" table:style-name="ce6">
            <text:p>19:47:35.74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7M34S" table:content-validation-name="val2" table:style-name="ce6">
            <text:p>19:47:34.16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7M31S" table:content-validation-name="val2" table:style-name="ce6">
            <text:p>19:47:31.84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7M17S" table:content-validation-name="val2" table:style-name="ce6">
            <text:p>19:47:17.66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7M7S" table:content-validation-name="val2" table:style-name="ce6">
            <text:p>19:47:07.95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7M6S" table:content-validation-name="val2" table:style-name="ce6">
            <text:p>19:47:06.14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6M57S" table:content-validation-name="val2" table:style-name="ce6">
            <text:p>19:46:57.53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6M56S" table:content-validation-name="val2" table:style-name="ce6">
            <text:p>19:46:56.88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46M49S" table:content-validation-name="val2" table:style-name="ce6">
            <text:p>19:46:49.42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6M47S" table:content-validation-name="val2" table:style-name="ce6">
            <text:p>19:46:47.24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6M45S" table:content-validation-name="val2" table:style-name="ce6">
            <text:p>19:46:45.66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6M37S" table:content-validation-name="val2" table:style-name="ce6">
            <text:p>19:46:37.52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46M22S" table:content-validation-name="val2" table:style-name="ce6">
            <text:p>19:46:22.3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6M20S" table:content-validation-name="val2" table:style-name="ce6">
            <text:p>19:46:20.12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6M8S" table:content-validation-name="val2" table:style-name="ce6">
            <text:p>19:46:08.64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6M5S" table:content-validation-name="val2" table:style-name="ce6">
            <text:p>19:46:05.80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6M2S" table:content-validation-name="val2" table:style-name="ce6">
            <text:p>19:46:02.8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5M57S" table:content-validation-name="val2" table:style-name="ce6">
            <text:p>19:45:57.07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45M56S" table:content-validation-name="val2" table:style-name="ce6">
            <text:p>19:45:56.20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5M55S" table:content-validation-name="val2" table:style-name="ce6">
            <text:p>19:45:55.6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5M53S" table:content-validation-name="val2" table:style-name="ce6">
            <text:p>19:45:53.5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5M48S" table:content-validation-name="val2" table:style-name="ce6">
            <text:p>19:45:48.49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5M42S" table:content-validation-name="val2" table:style-name="ce6">
            <text:p>19:45:42.40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5M38S" table:content-validation-name="val2" table:style-name="ce6">
            <text:p>19:45:38.11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5M34S" table:content-validation-name="val2" table:style-name="ce6">
            <text:p>19:45:34.43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5M31S" table:content-validation-name="val2" table:style-name="ce6">
            <text:p>19:45:31.53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5M26S" table:content-validation-name="val2" table:style-name="ce6">
            <text:p>19:45:26.51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5M19S" table:content-validation-name="val2" table:style-name="ce6">
            <text:p>19:45:19.77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5M17S" table:content-validation-name="val2" table:style-name="ce6">
            <text:p>19:45:17.27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5M17S" table:content-validation-name="val2" table:style-name="ce6">
            <text:p>19:45:17.12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45M15S" table:content-validation-name="val2" table:style-name="ce6">
            <text:p>19:45:15.23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5M14S" table:content-validation-name="val2" table:style-name="ce6">
            <text:p>19:45:14.48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45M10S" table:content-validation-name="val2" table:style-name="ce6">
            <text:p>19:45:10.88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5M7S" table:content-validation-name="val2" table:style-name="ce6">
            <text:p>19:45:07.32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5M4S" table:content-validation-name="val2" table:style-name="ce6">
            <text:p>19:45:04.83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5M2S" table:content-validation-name="val2" table:style-name="ce6">
            <text:p>19:45:02.89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5M1S" table:content-validation-name="val2" table:style-name="ce6">
            <text:p>19:45:01.05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4M58S" table:content-validation-name="val2" table:style-name="ce6">
            <text:p>19:44:58.30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4M56S" table:content-validation-name="val2" table:style-name="ce6">
            <text:p>19:44:56.44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4M55S" table:content-validation-name="val2" table:style-name="ce6">
            <text:p>19:44:55.23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4M51S" table:content-validation-name="val2" table:style-name="ce6">
            <text:p>19:44:52.00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4M50S" table:content-validation-name="val2" table:style-name="ce6">
            <text:p>19:44:50.78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4M43S" table:content-validation-name="val2" table:style-name="ce6">
            <text:p>19:44:43.95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4M41S" table:content-validation-name="val2" table:style-name="ce6">
            <text:p>19:44:41.92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4M38S" table:content-validation-name="val2" table:style-name="ce6">
            <text:p>19:44:38.71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4M37S" table:content-validation-name="val2" table:style-name="ce6">
            <text:p>19:44:37.59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4M37S" table:content-validation-name="val2" table:style-name="ce6">
            <text:p>19:44:37.18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4M30S" table:content-validation-name="val2" table:style-name="ce6">
            <text:p>19:44:30.7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4M30S" table:content-validation-name="val2" table:style-name="ce6">
            <text:p>19:44:30.27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4M28S" table:content-validation-name="val2" table:style-name="ce6">
            <text:p>19:44:28.56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4M26S" table:content-validation-name="val2" table:style-name="ce6">
            <text:p>19:44:26.40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4M24S" table:content-validation-name="val2" table:style-name="ce6">
            <text:p>19:44:24.17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4M21S" table:content-validation-name="val2" table:style-name="ce6">
            <text:p>19:44:21.80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4M13S" table:content-validation-name="val2" table:style-name="ce6">
            <text:p>19:44:13.42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44M9S" table:content-validation-name="val2" table:style-name="ce6">
            <text:p>19:44:09.04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4M8S" table:content-validation-name="val2" table:style-name="ce6">
            <text:p>19:44:08.24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4M5S" table:content-validation-name="val2" table:style-name="ce6">
            <text:p>19:44:05.13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4M0S" table:content-validation-name="val2" table:style-name="ce6">
            <text:p>19:44:00.3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3M58S" table:content-validation-name="val2" table:style-name="ce6">
            <text:p>19:43:58.88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3M53S" table:content-validation-name="val2" table:style-name="ce6">
            <text:p>19:43:53.40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3M52S" table:content-validation-name="val2" table:style-name="ce6">
            <text:p>19:43:52.65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3M45S" table:content-validation-name="val2" table:style-name="ce6">
            <text:p>19:43:45.8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3M45S" table:content-validation-name="val2" table:style-name="ce6">
            <text:p>19:43:45.15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3M39S" table:content-validation-name="val2" table:style-name="ce6">
            <text:p>19:43:39.50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3M36S" table:content-validation-name="val2" table:style-name="ce6">
            <text:p>19:43:36.80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3M33S" table:content-validation-name="val2" table:style-name="ce6">
            <text:p>19:43:33.79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3M27S" table:content-validation-name="val2" table:style-name="ce6">
            <text:p>19:43:27.7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3M25S" table:content-validation-name="val2" table:style-name="ce6">
            <text:p>19:43:25.92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3M22S" table:content-validation-name="val2" table:style-name="ce6">
            <text:p>19:43:22.17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3M21S" table:content-validation-name="val2" table:style-name="ce6">
            <text:p>19:43:21.69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3M21S" table:content-validation-name="val2" table:style-name="ce6">
            <text:p>19:43:21.44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3M19S" table:content-validation-name="val2" table:style-name="ce6">
            <text:p>19:43:19.6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3M18S" table:content-validation-name="val2" table:style-name="ce6">
            <text:p>19:43:18.33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3M13S" table:content-validation-name="val2" table:style-name="ce6">
            <text:p>19:43:13.26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43M11S" table:content-validation-name="val2" table:style-name="ce6">
            <text:p>19:43:11.53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3M4S" table:content-validation-name="val2" table:style-name="ce6">
            <text:p>19:43:04.48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3M3S" table:content-validation-name="val2" table:style-name="ce6">
            <text:p>19:43:03.58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3M1S" table:content-validation-name="val2" table:style-name="ce6">
            <text:p>19:43:01.69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2M59S" table:content-validation-name="val2" table:style-name="ce6">
            <text:p>19:42:59.95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2M59S" table:content-validation-name="val2" table:style-name="ce6">
            <text:p>19:42:59.52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2M52S" table:content-validation-name="val2" table:style-name="ce6">
            <text:p>19:42:52.48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2M50S" table:content-validation-name="val2" table:style-name="ce6">
            <text:p>19:42:50.03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2M48S" table:content-validation-name="val2" table:style-name="ce6">
            <text:p>19:42:48.60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2M46S" table:content-validation-name="val2" table:style-name="ce6">
            <text:p>19:42:46.75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2M46S" table:content-validation-name="val2" table:style-name="ce6">
            <text:p>19:42:46.1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2M43S" table:content-validation-name="val2" table:style-name="ce6">
            <text:p>19:42:43.07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2M42S" table:content-validation-name="val2" table:style-name="ce6">
            <text:p>19:42:42.36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2M39S" table:content-validation-name="val2" table:style-name="ce6">
            <text:p>19:42:39.0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2M38S" table:content-validation-name="val2" table:style-name="ce6">
            <text:p>19:42:38.6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2M31S" table:content-validation-name="val2" table:style-name="ce6">
            <text:p>19:42:31.68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2M27S" table:content-validation-name="val2" table:style-name="ce6">
            <text:p>19:42:27.1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2M26S" table:content-validation-name="val2" table:style-name="ce6">
            <text:p>19:42:26.46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2M25S" table:content-validation-name="val2" table:style-name="ce6">
            <text:p>19:42:25.05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2M23S" table:content-validation-name="val2" table:style-name="ce6">
            <text:p>19:42:23.37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2M17S" table:content-validation-name="val2" table:style-name="ce6">
            <text:p>19:42:17.9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2M15S" table:content-validation-name="val2" table:style-name="ce6">
            <text:p>19:42:15.34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2M14S" table:content-validation-name="val2" table:style-name="ce6">
            <text:p>19:42:14.11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2M13S" table:content-validation-name="val2" table:style-name="ce6">
            <text:p>19:42:13.69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2M5S" table:content-validation-name="val2" table:style-name="ce6">
            <text:p>19:42:05.15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2M2S" table:content-validation-name="val2" table:style-name="ce6">
            <text:p>19:42:02.30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1M57S" table:content-validation-name="val2" table:style-name="ce6">
            <text:p>19:41:57.02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1M55S" table:content-validation-name="val2" table:style-name="ce6">
            <text:p>19:41:55.3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1M51S" table:content-validation-name="val2" table:style-name="ce6">
            <text:p>19:41:51.72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1M49S" table:content-validation-name="val2" table:style-name="ce6">
            <text:p>19:41:49.88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41M37S" table:content-validation-name="val2" table:style-name="ce6">
            <text:p>19:41:37.6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1M37S" table:content-validation-name="val2" table:style-name="ce6">
            <text:p>19:41:37.34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1M35S" table:content-validation-name="val2" table:style-name="ce6">
            <text:p>19:41:35.71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1M29S" table:content-validation-name="val2" table:style-name="ce6">
            <text:p>19:41:29.31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41M26S" table:content-validation-name="val2" table:style-name="ce6">
            <text:p>19:41:26.99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1M23S" table:content-validation-name="val2" table:style-name="ce6">
            <text:p>19:41:23.63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41M20S" table:content-validation-name="val2" table:style-name="ce6">
            <text:p>19:41:20.70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1M19S" table:content-validation-name="val2" table:style-name="ce6">
            <text:p>19:41:19.2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1M9S" table:content-validation-name="val2" table:style-name="ce6">
            <text:p>19:41:09.31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0M57S" table:content-validation-name="val2" table:style-name="ce6">
            <text:p>19:40:57.71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0M53S" table:content-validation-name="val2" table:style-name="ce6">
            <text:p>19:40:53.74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0M50S" table:content-validation-name="val2" table:style-name="ce6">
            <text:p>19:40:50.91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40M47S" table:content-validation-name="val2" table:style-name="ce6">
            <text:p>19:40:47.08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0M44S" table:content-validation-name="val2" table:style-name="ce6">
            <text:p>19:40:44.56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0M41S" table:content-validation-name="val2" table:style-name="ce6">
            <text:p>19:40:41.52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40M37S" table:content-validation-name="val2" table:style-name="ce6">
            <text:p>19:40:37.24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0M33S" table:content-validation-name="val2" table:style-name="ce6">
            <text:p>19:40:33.2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0M32S" table:content-validation-name="val2" table:style-name="ce6">
            <text:p>19:40:32.30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0M29S" table:content-validation-name="val2" table:style-name="ce6">
            <text:p>19:40:29.0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0M25S" table:content-validation-name="val2" table:style-name="ce6">
            <text:p>19:40:25.61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40M21S" table:content-validation-name="val2" table:style-name="ce6">
            <text:p>19:40:21.44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0M16S" table:content-validation-name="val2" table:style-name="ce6">
            <text:p>19:40:16.60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40M10S" table:content-validation-name="val2" table:style-name="ce6">
            <text:p>19:40:10.27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40M7S" table:content-validation-name="val2" table:style-name="ce6">
            <text:p>19:40:07.2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0M5S" table:content-validation-name="val2" table:style-name="ce6">
            <text:p>19:40:05.95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0M4S" table:content-validation-name="val2" table:style-name="ce6">
            <text:p>19:40:04.86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40M4S" table:content-validation-name="val2" table:style-name="ce6">
            <text:p>19:40:04.27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40M3S" table:content-validation-name="val2" table:style-name="ce6">
            <text:p>19:40:03.77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40M1S" table:content-validation-name="val2" table:style-name="ce6">
            <text:p>19:40:01.72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9M59S" table:content-validation-name="val2" table:style-name="ce6">
            <text:p>19:39:59.60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9M55S" table:content-validation-name="val2" table:style-name="ce6">
            <text:p>19:39:55.05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9M49S" table:content-validation-name="val2" table:style-name="ce6">
            <text:p>19:39:49.74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9M37S" table:content-validation-name="val2" table:style-name="ce6">
            <text:p>19:39:37.77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9M37S" table:content-validation-name="val2" table:style-name="ce6">
            <text:p>19:39:37.52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9M31S" table:content-validation-name="val2" table:style-name="ce6">
            <text:p>19:39:31.84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9M28S" table:content-validation-name="val2" table:style-name="ce6">
            <text:p>19:39:28.84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9M27S" table:content-validation-name="val2" table:style-name="ce6">
            <text:p>19:39:27.93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9M25S" table:content-validation-name="val2" table:style-name="ce6">
            <text:p>19:39:25.61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9M25S" table:content-validation-name="val2" table:style-name="ce6">
            <text:p>19:39:25.00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9M21S" table:content-validation-name="val2" table:style-name="ce6">
            <text:p>19:39:21.19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9M18S" table:content-validation-name="val2" table:style-name="ce6">
            <text:p>19:39:18.25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9M14S" table:content-validation-name="val2" table:style-name="ce6">
            <text:p>19:39:14.49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9M14S" table:content-validation-name="val2" table:style-name="ce6">
            <text:p>19:39:14.25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9M8S" table:content-validation-name="val2" table:style-name="ce6">
            <text:p>19:39:08.59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9M7S" table:content-validation-name="val2" table:style-name="ce6">
            <text:p>19:39:07.34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9M5S" table:content-validation-name="val2" table:style-name="ce6">
            <text:p>19:39:05.1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8M59S" table:content-validation-name="val2" table:style-name="ce6">
            <text:p>19:38:59.34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8M58S" table:content-validation-name="val2" table:style-name="ce6">
            <text:p>19:38:58.41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8M52S" table:content-validation-name="val2" table:style-name="ce6">
            <text:p>19:38:52.7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8M47S" table:content-validation-name="val2" table:style-name="ce6">
            <text:p>19:38:47.83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8M45S" table:content-validation-name="val2" table:style-name="ce6">
            <text:p>19:38:45.93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8M45S" table:content-validation-name="val2" table:style-name="ce6">
            <text:p>19:38:45.0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8M42S" table:content-validation-name="val2" table:style-name="ce6">
            <text:p>19:38:42.08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8M41S" table:content-validation-name="val2" table:style-name="ce6">
            <text:p>19:38:42.00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8M36S" table:content-validation-name="val2" table:style-name="ce6">
            <text:p>19:38:36.33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8M33S" table:content-validation-name="val2" table:style-name="ce6">
            <text:p>19:38:33.55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8M28S" table:content-validation-name="val2" table:style-name="ce6">
            <text:p>19:38:28.86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8M28S" table:content-validation-name="val2" table:style-name="ce6">
            <text:p>19:38:28.60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8M26S" table:content-validation-name="val2" table:style-name="ce6">
            <text:p>19:38:26.41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8M23S" table:content-validation-name="val2" table:style-name="ce6">
            <text:p>19:38:23.63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8M22S" table:content-validation-name="val2" table:style-name="ce6">
            <text:p>19:38:22.60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8M20S" table:content-validation-name="val2" table:style-name="ce6">
            <text:p>19:38:20.19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8M19S" table:content-validation-name="val2" table:style-name="ce6">
            <text:p>19:38:19.12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8M16S" table:content-validation-name="val2" table:style-name="ce6">
            <text:p>19:38:16.24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8M13S" table:content-validation-name="val2" table:style-name="ce6">
            <text:p>19:38:13.29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8M12S" table:content-validation-name="val2" table:style-name="ce6">
            <text:p>19:38:12.7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8M8S" table:content-validation-name="val2" table:style-name="ce6">
            <text:p>19:38:08.97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8M5S" table:content-validation-name="val2" table:style-name="ce6">
            <text:p>19:38:05.87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8M4S" table:content-validation-name="val2" table:style-name="ce6">
            <text:p>19:38:04.51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7M58S" table:content-validation-name="val2" table:style-name="ce6">
            <text:p>19:37:58.59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7M56S" table:content-validation-name="val2" table:style-name="ce6">
            <text:p>19:37:56.89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7M51S" table:content-validation-name="val2" table:style-name="ce6">
            <text:p>19:37:51.47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7M48S" table:content-validation-name="val2" table:style-name="ce6">
            <text:p>19:37:48.49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7M42S" table:content-validation-name="val2" table:style-name="ce6">
            <text:p>19:37:42.4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7M42S" table:content-validation-name="val2" table:style-name="ce6">
            <text:p>19:37:42.12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7M39S" table:content-validation-name="val2" table:style-name="ce6">
            <text:p>19:37:39.23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7M35S" table:content-validation-name="val2" table:style-name="ce6">
            <text:p>19:37:35.05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7M33S" table:content-validation-name="val2" table:style-name="ce6">
            <text:p>19:37:33.16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7M20S" table:content-validation-name="val2" table:style-name="ce6">
            <text:p>19:37:20.3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7M16S" table:content-validation-name="val2" table:style-name="ce6">
            <text:p>19:37:16.51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7M13S" table:content-validation-name="val2" table:style-name="ce6">
            <text:p>19:37:13.32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7M10S" table:content-validation-name="val2" table:style-name="ce6">
            <text:p>19:37:10.24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7M7S" table:content-validation-name="val2" table:style-name="ce6">
            <text:p>19:37:07.1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7M4S" table:content-validation-name="val2" table:style-name="ce6">
            <text:p>19:37:04.1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6M59S" table:content-validation-name="val2" table:style-name="ce6">
            <text:p>19:36:59.1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6M53S" table:content-validation-name="val2" table:style-name="ce6">
            <text:p>19:36:53.43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6M49S" table:content-validation-name="val2" table:style-name="ce6">
            <text:p>19:36:49.31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6M45S" table:content-validation-name="val2" table:style-name="ce6">
            <text:p>19:36:45.5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6M42S" table:content-validation-name="val2" table:style-name="ce6">
            <text:p>19:36:42.17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6M41S" table:content-validation-name="val2" table:style-name="ce6">
            <text:p>19:36:41.53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6M39S" table:content-validation-name="val2" table:style-name="ce6">
            <text:p>19:36:39.10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6M37S" table:content-validation-name="val2" table:style-name="ce6">
            <text:p>19:36:37.55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6M37S" table:content-validation-name="val2" table:style-name="ce6">
            <text:p>19:36:37.47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6M36S" table:content-validation-name="val2" table:style-name="ce6">
            <text:p>19:36:36.51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6M36S" table:content-validation-name="val2" table:style-name="ce6">
            <text:p>19:36:36.03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6M28S" table:content-validation-name="val2" table:style-name="ce6">
            <text:p>19:36:28.44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6M24S" table:content-validation-name="val2" table:style-name="ce6">
            <text:p>19:36:24.83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6M23S" table:content-validation-name="val2" table:style-name="ce6">
            <text:p>19:36:23.29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6M17S" table:content-validation-name="val2" table:style-name="ce6">
            <text:p>19:36:17.18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6M16S" table:content-validation-name="val2" table:style-name="ce6">
            <text:p>19:36:16.22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6M5S" table:content-validation-name="val2" table:style-name="ce6">
            <text:p>19:36:05.34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6M2S" table:content-validation-name="val2" table:style-name="ce6">
            <text:p>19:36:02.36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6M0S" table:content-validation-name="val2" table:style-name="ce6">
            <text:p>19:36:00.33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5M47S" table:content-validation-name="val2" table:style-name="ce6">
            <text:p>19:35:47.66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5M46S" table:content-validation-name="val2" table:style-name="ce6">
            <text:p>19:35:46.7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5M45S" table:content-validation-name="val2" table:style-name="ce6">
            <text:p>19:35:45.32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5M39S" table:content-validation-name="val2" table:style-name="ce6">
            <text:p>19:35:39.18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5M32S" table:content-validation-name="val2" table:style-name="ce6">
            <text:p>19:35:32.35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5M32S" table:content-validation-name="val2" table:style-name="ce6">
            <text:p>19:35:32.28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5M23S" table:content-validation-name="val2" table:style-name="ce6">
            <text:p>19:35:23.03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5M21S" table:content-validation-name="val2" table:style-name="ce6">
            <text:p>19:35:21.5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5M17S" table:content-validation-name="val2" table:style-name="ce6">
            <text:p>19:35:17.3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5M5S" table:content-validation-name="val2" table:style-name="ce6">
            <text:p>19:35:05.66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5M4S" table:content-validation-name="val2" table:style-name="ce6">
            <text:p>19:35:04.7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5M3S" table:content-validation-name="val2" table:style-name="ce6">
            <text:p>19:35:03.5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5M3S" table:content-validation-name="val2" table:style-name="ce6">
            <text:p>19:35:03.26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5M2S" table:content-validation-name="val2" table:style-name="ce6">
            <text:p>19:35:02.76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4M58S" table:content-validation-name="val2" table:style-name="ce6">
            <text:p>19:34:58.91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4M55S" table:content-validation-name="val2" table:style-name="ce6">
            <text:p>19:34:55.85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4M51S" table:content-validation-name="val2" table:style-name="ce6">
            <text:p>19:34:51.6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4M50S" table:content-validation-name="val2" table:style-name="ce6">
            <text:p>19:34:50.23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4M43S" table:content-validation-name="val2" table:style-name="ce6">
            <text:p>19:34:43.88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4M42S" table:content-validation-name="val2" table:style-name="ce6">
            <text:p>19:34:42.0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4M37S" table:content-validation-name="val2" table:style-name="ce6">
            <text:p>19:34:37.60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4M34S" table:content-validation-name="val2" table:style-name="ce6">
            <text:p>19:34:34.4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4M29S" table:content-validation-name="val2" table:style-name="ce6">
            <text:p>19:34:29.72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4M24S" table:content-validation-name="val2" table:style-name="ce6">
            <text:p>19:34:24.99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4M24S" table:content-validation-name="val2" table:style-name="ce6">
            <text:p>19:34:24.81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4M20S" table:content-validation-name="val2" table:style-name="ce6">
            <text:p>19:34:20.3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4M16S" table:content-validation-name="val2" table:style-name="ce6">
            <text:p>19:34:16.11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4M14S" table:content-validation-name="val2" table:style-name="ce6">
            <text:p>19:34:14.48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4M9S" table:content-validation-name="val2" table:style-name="ce6">
            <text:p>19:34:09.48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4M7S" table:content-validation-name="val2" table:style-name="ce6">
            <text:p>19:34:07.2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4M5S" table:content-validation-name="val2" table:style-name="ce6">
            <text:p>19:34:05.87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4M1S" table:content-validation-name="val2" table:style-name="ce6">
            <text:p>19:34:01.95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4M0S" table:content-validation-name="val2" table:style-name="ce6">
            <text:p>19:34:00.12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3M56S" table:content-validation-name="val2" table:style-name="ce6">
            <text:p>19:33:56.0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3M50S" table:content-validation-name="val2" table:style-name="ce6">
            <text:p>19:33:50.8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3M44S" table:content-validation-name="val2" table:style-name="ce6">
            <text:p>19:33:44.54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3M43S" table:content-validation-name="val2" table:style-name="ce6">
            <text:p>19:33:43.45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3M38S" table:content-validation-name="val2" table:style-name="ce6">
            <text:p>19:33:38.73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3M36S" table:content-validation-name="val2" table:style-name="ce6">
            <text:p>19:33:36.24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3M29S" table:content-validation-name="val2" table:style-name="ce6">
            <text:p>19:33:29.92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3M20S" table:content-validation-name="val2" table:style-name="ce6">
            <text:p>19:33:20.97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3M18S" table:content-validation-name="val2" table:style-name="ce6">
            <text:p>19:33:18.70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3M14S" table:content-validation-name="val2" table:style-name="ce6">
            <text:p>19:33:14.09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3M12S" table:content-validation-name="val2" table:style-name="ce6">
            <text:p>19:33:12.03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3M11S" table:content-validation-name="val2" table:style-name="ce6">
            <text:p>19:33:11.85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3M6S" table:content-validation-name="val2" table:style-name="ce6">
            <text:p>19:33:06.7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3M4S" table:content-validation-name="val2" table:style-name="ce6">
            <text:p>19:33:04.4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3M3S" table:content-validation-name="val2" table:style-name="ce6">
            <text:p>19:33:03.0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3M1S" table:content-validation-name="val2" table:style-name="ce6">
            <text:p>19:33:01.79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2M58S" table:content-validation-name="val2" table:style-name="ce6">
            <text:p>19:32:58.59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2M54S" table:content-validation-name="val2" table:style-name="ce6">
            <text:p>19:32:54.91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2M51S" table:content-validation-name="val2" table:style-name="ce6">
            <text:p>19:32:51.29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2M51S" table:content-validation-name="val2" table:style-name="ce6">
            <text:p>19:32:51.20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2M47S" table:content-validation-name="val2" table:style-name="ce6">
            <text:p>19:32:47.00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2M42S" table:content-validation-name="val2" table:style-name="ce6">
            <text:p>19:32:42.33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2M40S" table:content-validation-name="val2" table:style-name="ce6">
            <text:p>19:32:40.19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2M33S" table:content-validation-name="val2" table:style-name="ce6">
            <text:p>19:32:33.04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2M31S" table:content-validation-name="val2" table:style-name="ce6">
            <text:p>19:32:31.52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2M27S" table:content-validation-name="val2" table:style-name="ce6">
            <text:p>19:32:27.52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2M26S" table:content-validation-name="val2" table:style-name="ce6">
            <text:p>19:32:26.06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2M19S" table:content-validation-name="val2" table:style-name="ce6">
            <text:p>19:32:19.12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2M12S" table:content-validation-name="val2" table:style-name="ce6">
            <text:p>19:32:12.51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2M8S" table:content-validation-name="val2" table:style-name="ce6">
            <text:p>19:32:08.40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2M4S" table:content-validation-name="val2" table:style-name="ce6">
            <text:p>19:32:04.78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2M1S" table:content-validation-name="val2" table:style-name="ce6">
            <text:p>19:32:01.92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1M56S" table:content-validation-name="val2" table:style-name="ce6">
            <text:p>19:31:56.87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1M53S" table:content-validation-name="val2" table:style-name="ce6">
            <text:p>19:31:53.20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1M51S" table:content-validation-name="val2" table:style-name="ce6">
            <text:p>19:31:51.77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1M45S" table:content-validation-name="val2" table:style-name="ce6">
            <text:p>19:31:45.4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1M40S" table:content-validation-name="val2" table:style-name="ce6">
            <text:p>19:31:40.97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1M40S" table:content-validation-name="val2" table:style-name="ce6">
            <text:p>19:31:40.3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1M37S" table:content-validation-name="val2" table:style-name="ce6">
            <text:p>19:31:37.50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1M34S" table:content-validation-name="val2" table:style-name="ce6">
            <text:p>19:31:34.25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1M31S" table:content-validation-name="val2" table:style-name="ce6">
            <text:p>19:31:31.63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1M27S" table:content-validation-name="val2" table:style-name="ce6">
            <text:p>19:31:27.88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1M26S" table:content-validation-name="val2" table:style-name="ce6">
            <text:p>19:31:26.55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1M26S" table:content-validation-name="val2" table:style-name="ce6">
            <text:p>19:31:26.3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1M23S" table:content-validation-name="val2" table:style-name="ce6">
            <text:p>19:31:23.53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1M20S" table:content-validation-name="val2" table:style-name="ce6">
            <text:p>19:31:20.54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1M19S" table:content-validation-name="val2" table:style-name="ce6">
            <text:p>19:31:19.26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1M19S" table:content-validation-name="val2" table:style-name="ce6">
            <text:p>19:31:19.21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1M16S" table:content-validation-name="val2" table:style-name="ce6">
            <text:p>19:31:16.7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1M15S" table:content-validation-name="val2" table:style-name="ce6">
            <text:p>19:31:15.55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1M10S" table:content-validation-name="val2" table:style-name="ce6">
            <text:p>19:31:10.65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1M9S" table:content-validation-name="val2" table:style-name="ce6">
            <text:p>19:31:09.40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1M7S" table:content-validation-name="val2" table:style-name="ce6">
            <text:p>19:31:07.39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1M5S" table:content-validation-name="val2" table:style-name="ce6">
            <text:p>19:31:05.79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1M0S" table:content-validation-name="val2" table:style-name="ce6">
            <text:p>19:31:00.35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0M59S" table:content-validation-name="val2" table:style-name="ce6">
            <text:p>19:30:59.20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0M59S" table:content-validation-name="val2" table:style-name="ce6">
            <text:p>19:30:59.16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0M59S" table:content-validation-name="val2" table:style-name="ce6">
            <text:p>19:30:59.15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0M56S" table:content-validation-name="val2" table:style-name="ce6">
            <text:p>19:30:56.94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0M53S" table:content-validation-name="val2" table:style-name="ce6">
            <text:p>19:30:53.61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0M48S" table:content-validation-name="val2" table:style-name="ce6">
            <text:p>19:30:48.32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0M45S" table:content-validation-name="val2" table:style-name="ce6">
            <text:p>19:30:45.9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0M43S" table:content-validation-name="val2" table:style-name="ce6">
            <text:p>19:30:43.39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0M41S" table:content-validation-name="val2" table:style-name="ce6">
            <text:p>19:30:41.0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30M39S" table:content-validation-name="val2" table:style-name="ce6">
            <text:p>19:30:39.10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0M35S" table:content-validation-name="val2" table:style-name="ce6">
            <text:p>19:30:35.72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0M34S" table:content-validation-name="val2" table:style-name="ce6">
            <text:p>19:30:34.73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0M34S" table:content-validation-name="val2" table:style-name="ce6">
            <text:p>19:30:34.24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0M27S" table:content-validation-name="val2" table:style-name="ce6">
            <text:p>19:30:27.96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0M22S" table:content-validation-name="val2" table:style-name="ce6">
            <text:p>19:30:22.83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0M21S" table:content-validation-name="val2" table:style-name="ce6">
            <text:p>19:30:21.24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30M15S" table:content-validation-name="val2" table:style-name="ce6">
            <text:p>19:30:15.63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0M14S" table:content-validation-name="val2" table:style-name="ce6">
            <text:p>19:30:14.97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30M11S" table:content-validation-name="val2" table:style-name="ce6">
            <text:p>19:30:11.64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30M9S" table:content-validation-name="val2" table:style-name="ce6">
            <text:p>19:30:09.24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0M5S" table:content-validation-name="val2" table:style-name="ce6">
            <text:p>19:30:05.2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30M3S" table:content-validation-name="val2" table:style-name="ce6">
            <text:p>19:30:03.32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30M0S" table:content-validation-name="val2" table:style-name="ce6">
            <text:p>19:30:00.60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9M56S" table:content-validation-name="val2" table:style-name="ce6">
            <text:p>19:29:56.3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9M52S" table:content-validation-name="val2" table:style-name="ce6">
            <text:p>19:29:52.01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9M48S" table:content-validation-name="val2" table:style-name="ce6">
            <text:p>19:29:48.01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9M45S" table:content-validation-name="val2" table:style-name="ce6">
            <text:p>19:29:45.9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9M43S" table:content-validation-name="val2" table:style-name="ce6">
            <text:p>19:29:43.34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9M41S" table:content-validation-name="val2" table:style-name="ce6">
            <text:p>19:29:41.61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9M38S" table:content-validation-name="val2" table:style-name="ce6">
            <text:p>19:29:38.28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9M36S" table:content-validation-name="val2" table:style-name="ce6">
            <text:p>19:29:36.54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9M35S" table:content-validation-name="val2" table:style-name="ce6">
            <text:p>19:29:35.1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9M34S" table:content-validation-name="val2" table:style-name="ce6">
            <text:p>19:29:34.52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9M31S" table:content-validation-name="val2" table:style-name="ce6">
            <text:p>19:29:31.31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9M26S" table:content-validation-name="val2" table:style-name="ce6">
            <text:p>19:29:26.0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9M24S" table:content-validation-name="val2" table:style-name="ce6">
            <text:p>19:29:24.35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9M22S" table:content-validation-name="val2" table:style-name="ce6">
            <text:p>19:29:22.3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9M18S" table:content-validation-name="val2" table:style-name="ce6">
            <text:p>19:29:18.95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9M18S" table:content-validation-name="val2" table:style-name="ce6">
            <text:p>19:29:18.52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9M12S" table:content-validation-name="val2" table:style-name="ce6">
            <text:p>19:29:12.48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9M8S" table:content-validation-name="val2" table:style-name="ce6">
            <text:p>19:29:08.52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9M5S" table:content-validation-name="val2" table:style-name="ce6">
            <text:p>19:29:05.10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8M58S" table:content-validation-name="val2" table:style-name="ce6">
            <text:p>19:28:58.40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8M54S" table:content-validation-name="val2" table:style-name="ce6">
            <text:p>19:28:54.59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8M53S" table:content-validation-name="val2" table:style-name="ce6">
            <text:p>19:28:53.93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8M47S" table:content-validation-name="val2" table:style-name="ce6">
            <text:p>19:28:47.9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8M47S" table:content-validation-name="val2" table:style-name="ce6">
            <text:p>19:28:47.7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8M46S" table:content-validation-name="val2" table:style-name="ce6">
            <text:p>19:28:46.35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8M33S" table:content-validation-name="val2" table:style-name="ce6">
            <text:p>19:28:33.12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8M28S" table:content-validation-name="val2" table:style-name="ce6">
            <text:p>19:28:28.54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8M24S" table:content-validation-name="val2" table:style-name="ce6">
            <text:p>19:28:24.46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8M22S" table:content-validation-name="val2" table:style-name="ce6">
            <text:p>19:28:22.11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8M18S" table:content-validation-name="val2" table:style-name="ce6">
            <text:p>19:28:18.27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8M16S" table:content-validation-name="val2" table:style-name="ce6">
            <text:p>19:28:16.51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8M13S" table:content-validation-name="val2" table:style-name="ce6">
            <text:p>19:28:13.80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8M9S" table:content-validation-name="val2" table:style-name="ce6">
            <text:p>19:28:09.85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8M8S" table:content-validation-name="val2" table:style-name="ce6">
            <text:p>19:28:08.39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8M1S" table:content-validation-name="val2" table:style-name="ce6">
            <text:p>19:28:01.79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7M55S" table:content-validation-name="val2" table:style-name="ce6">
            <text:p>19:27:55.99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7M50S" table:content-validation-name="val2" table:style-name="ce6">
            <text:p>19:27:50.3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7M47S" table:content-validation-name="val2" table:style-name="ce6">
            <text:p>19:27:47.55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7M45S" table:content-validation-name="val2" table:style-name="ce6">
            <text:p>19:27:45.74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7M41S" table:content-validation-name="val2" table:style-name="ce6">
            <text:p>19:27:41.71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7M35S" table:content-validation-name="val2" table:style-name="ce6">
            <text:p>19:27:35.03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7M33S" table:content-validation-name="val2" table:style-name="ce6">
            <text:p>19:27:33.69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7M26S" table:content-validation-name="val2" table:style-name="ce6">
            <text:p>19:27:26.75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7M21S" table:content-validation-name="val2" table:style-name="ce6">
            <text:p>19:27:21.51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7M16S" table:content-validation-name="val2" table:style-name="ce6">
            <text:p>19:27:16.76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7M14S" table:content-validation-name="val2" table:style-name="ce6">
            <text:p>19:27:14.2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7M13S" table:content-validation-name="val2" table:style-name="ce6">
            <text:p>19:27:13.63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7M12S" table:content-validation-name="val2" table:style-name="ce6">
            <text:p>19:27:12.40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7M10S" table:content-validation-name="val2" table:style-name="ce6">
            <text:p>19:27:10.16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7M5S" table:content-validation-name="val2" table:style-name="ce6">
            <text:p>19:27:05.61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7M2S" table:content-validation-name="val2" table:style-name="ce6">
            <text:p>19:27:02.11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6M57S" table:content-validation-name="val2" table:style-name="ce6">
            <text:p>19:26:57.77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6M56S" table:content-validation-name="val2" table:style-name="ce6">
            <text:p>19:26:56.2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6M51S" table:content-validation-name="val2" table:style-name="ce6">
            <text:p>19:26:51.24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6M43S" table:content-validation-name="val2" table:style-name="ce6">
            <text:p>19:26:43.15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6M39S" table:content-validation-name="val2" table:style-name="ce6">
            <text:p>19:26:39.26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6M37S" table:content-validation-name="val2" table:style-name="ce6">
            <text:p>19:26:37.1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6M27S" table:content-validation-name="val2" table:style-name="ce6">
            <text:p>19:26:27.21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6M23S" table:content-validation-name="val2" table:style-name="ce6">
            <text:p>19:26:23.00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6M21S" table:content-validation-name="val2" table:style-name="ce6">
            <text:p>19:26:21.7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6M20S" table:content-validation-name="val2" table:style-name="ce6">
            <text:p>19:26:20.3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6M16S" table:content-validation-name="val2" table:style-name="ce6">
            <text:p>19:26:16.67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6M15S" table:content-validation-name="val2" table:style-name="ce6">
            <text:p>19:26:15.87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6M11S" table:content-validation-name="val2" table:style-name="ce6">
            <text:p>19:26:11.26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6M9S" table:content-validation-name="val2" table:style-name="ce6">
            <text:p>19:26:09.95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6M1S" table:content-validation-name="val2" table:style-name="ce6">
            <text:p>19:26:01.23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6M1S" table:content-validation-name="val2" table:style-name="ce6">
            <text:p>19:26:01.03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5M59S" table:content-validation-name="val2" table:style-name="ce6">
            <text:p>19:25:59.40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5M54S" table:content-validation-name="val2" table:style-name="ce6">
            <text:p>19:25:54.56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5M53S" table:content-validation-name="val2" table:style-name="ce6">
            <text:p>19:25:53.50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5M48S" table:content-validation-name="val2" table:style-name="ce6">
            <text:p>19:25:48.80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5M46S" table:content-validation-name="val2" table:style-name="ce6">
            <text:p>19:25:46.20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5M45S" table:content-validation-name="val2" table:style-name="ce6">
            <text:p>19:25:45.87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5M44S" table:content-validation-name="val2" table:style-name="ce6">
            <text:p>19:25:44.4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5M42S" table:content-validation-name="val2" table:style-name="ce6">
            <text:p>19:25:42.51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5M40S" table:content-validation-name="val2" table:style-name="ce6">
            <text:p>19:25:40.49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5M40S" table:content-validation-name="val2" table:style-name="ce6">
            <text:p>19:25:40.38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5M38S" table:content-validation-name="val2" table:style-name="ce6">
            <text:p>19:25:38.54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5M36S" table:content-validation-name="val2" table:style-name="ce6">
            <text:p>19:25:36.20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5M32S" table:content-validation-name="val2" table:style-name="ce6">
            <text:p>19:25:32.8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5M30S" table:content-validation-name="val2" table:style-name="ce6">
            <text:p>19:25:30.70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5M25S" table:content-validation-name="val2" table:style-name="ce6">
            <text:p>19:25:25.95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5M23S" table:content-validation-name="val2" table:style-name="ce6">
            <text:p>19:25:23.15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5M17S" table:content-validation-name="val2" table:style-name="ce6">
            <text:p>19:25:17.74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5M14S" table:content-validation-name="val2" table:style-name="ce6">
            <text:p>19:25:14.32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5M13S" table:content-validation-name="val2" table:style-name="ce6">
            <text:p>19:25:13.13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5M10S" table:content-validation-name="val2" table:style-name="ce6">
            <text:p>19:25:10.43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5M5S" table:content-validation-name="val2" table:style-name="ce6">
            <text:p>19:25:05.44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5M3S" table:content-validation-name="val2" table:style-name="ce6">
            <text:p>19:25:03.52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5M3S" table:content-validation-name="val2" table:style-name="ce6">
            <text:p>19:25:03.28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5M2S" table:content-validation-name="val2" table:style-name="ce6">
            <text:p>19:25:02.07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4M59S" table:content-validation-name="val2" table:style-name="ce6">
            <text:p>19:24:59.32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4M50S" table:content-validation-name="val2" table:style-name="ce6">
            <text:p>19:24:50.89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4M50S" table:content-validation-name="val2" table:style-name="ce6">
            <text:p>19:24:50.32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4M48S" table:content-validation-name="val2" table:style-name="ce6">
            <text:p>19:24:48.36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4M45S" table:content-validation-name="val2" table:style-name="ce6">
            <text:p>19:24:45.10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4M43S" table:content-validation-name="val2" table:style-name="ce6">
            <text:p>19:24:43.12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4M43S" table:content-validation-name="val2" table:style-name="ce6">
            <text:p>19:24:43.05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4M32S" table:content-validation-name="val2" table:style-name="ce6">
            <text:p>19:24:32.59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4M30S" table:content-validation-name="val2" table:style-name="ce6">
            <text:p>19:24:30.57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4M24S" table:content-validation-name="val2" table:style-name="ce6">
            <text:p>19:24:24.60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4M21S" table:content-validation-name="val2" table:style-name="ce6">
            <text:p>19:24:21.79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4M18S" table:content-validation-name="val2" table:style-name="ce6">
            <text:p>19:24:18.91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4M13S" table:content-validation-name="val2" table:style-name="ce6">
            <text:p>19:24:13.52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4M9S" table:content-validation-name="val2" table:style-name="ce6">
            <text:p>19:24:09.95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4M8S" table:content-validation-name="val2" table:style-name="ce6">
            <text:p>19:24:08.54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4M7S" table:content-validation-name="val2" table:style-name="ce6">
            <text:p>19:24:07.1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4M6S" table:content-validation-name="val2" table:style-name="ce6">
            <text:p>19:24:06.36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4M3S" table:content-validation-name="val2" table:style-name="ce6">
            <text:p>19:24:03.69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4M0S" table:content-validation-name="val2" table:style-name="ce6">
            <text:p>19:24:00.86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3M51S" table:content-validation-name="val2" table:style-name="ce6">
            <text:p>19:23:51.13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3M49S" table:content-validation-name="val2" table:style-name="ce6">
            <text:p>19:23:49.3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3M49S" table:content-validation-name="val2" table:style-name="ce6">
            <text:p>19:23:49.26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3M43S" table:content-validation-name="val2" table:style-name="ce6">
            <text:p>19:23:43.58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3M41S" table:content-validation-name="val2" table:style-name="ce6">
            <text:p>19:23:41.32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3M40S" table:content-validation-name="val2" table:style-name="ce6">
            <text:p>19:23:40.83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3M32S" table:content-validation-name="val2" table:style-name="ce6">
            <text:p>19:23:32.19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3M25S" table:content-validation-name="val2" table:style-name="ce6">
            <text:p>19:23:25.39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3M23S" table:content-validation-name="val2" table:style-name="ce6">
            <text:p>19:23:23.64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3M23S" table:content-validation-name="val2" table:style-name="ce6">
            <text:p>19:23:23.05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3M18S" table:content-validation-name="val2" table:style-name="ce6">
            <text:p>19:23:18.25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3M17S" table:content-validation-name="val2" table:style-name="ce6">
            <text:p>19:23:17.80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3M13S" table:content-validation-name="val2" table:style-name="ce6">
            <text:p>19:23:13.39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3M11S" table:content-validation-name="val2" table:style-name="ce6">
            <text:p>19:23:11.95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3M5S" table:content-validation-name="val2" table:style-name="ce6">
            <text:p>19:23:05.31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3M4S" table:content-validation-name="val2" table:style-name="ce6">
            <text:p>19:23:04.89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3M1S" table:content-validation-name="val2" table:style-name="ce6">
            <text:p>19:23:01.24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2M57S" table:content-validation-name="val2" table:style-name="ce6">
            <text:p>19:22:57.85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2M55S" table:content-validation-name="val2" table:style-name="ce6">
            <text:p>19:22:55.79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2M48S" table:content-validation-name="val2" table:style-name="ce6">
            <text:p>19:22:48.62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2M47S" table:content-validation-name="val2" table:style-name="ce6">
            <text:p>19:22:47.64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2M44S" table:content-validation-name="val2" table:style-name="ce6">
            <text:p>19:22:44.11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2M38S" table:content-validation-name="val2" table:style-name="ce6">
            <text:p>19:22:38.12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2M36S" table:content-validation-name="val2" table:style-name="ce6">
            <text:p>19:22:36.97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2M36S" table:content-validation-name="val2" table:style-name="ce6">
            <text:p>19:22:36.6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2M34S" table:content-validation-name="val2" table:style-name="ce6">
            <text:p>19:22:34.03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2M27S" table:content-validation-name="val2" table:style-name="ce6">
            <text:p>19:22:27.43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2M17S" table:content-validation-name="val2" table:style-name="ce6">
            <text:p>19:22:17.0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2M13S" table:content-validation-name="val2" table:style-name="ce6">
            <text:p>19:22:13.28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2M13S" table:content-validation-name="val2" table:style-name="ce6">
            <text:p>19:22:13.04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2M7S" table:content-validation-name="val2" table:style-name="ce6">
            <text:p>19:22:07.79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2M4S" table:content-validation-name="val2" table:style-name="ce6">
            <text:p>19:22:04.17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1M59S" table:content-validation-name="val2" table:style-name="ce6">
            <text:p>19:21:59.21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1M56S" table:content-validation-name="val2" table:style-name="ce6">
            <text:p>19:21:56.64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1M54S" table:content-validation-name="val2" table:style-name="ce6">
            <text:p>19:21:54.83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1M52S" table:content-validation-name="val2" table:style-name="ce6">
            <text:p>19:21:52.28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1M49S" table:content-validation-name="val2" table:style-name="ce6">
            <text:p>19:21:49.67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1M46S" table:content-validation-name="val2" table:style-name="ce6">
            <text:p>19:21:46.96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1M39S" table:content-validation-name="val2" table:style-name="ce6">
            <text:p>19:21:39.44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1M39S" table:content-validation-name="val2" table:style-name="ce6">
            <text:p>19:21:39.12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1M38S" table:content-validation-name="val2" table:style-name="ce6">
            <text:p>19:21:38.94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1M36S" table:content-validation-name="val2" table:style-name="ce6">
            <text:p>19:21:36.76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1M35S" table:content-validation-name="val2" table:style-name="ce6">
            <text:p>19:21:35.98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1M34S" table:content-validation-name="val2" table:style-name="ce6">
            <text:p>19:21:34.03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1M32S" table:content-validation-name="val2" table:style-name="ce6">
            <text:p>19:21:32.19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1M30S" table:content-validation-name="val2" table:style-name="ce6">
            <text:p>19:21:30.73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1M29S" table:content-validation-name="val2" table:style-name="ce6">
            <text:p>19:21:29.93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1M24S" table:content-validation-name="val2" table:style-name="ce6">
            <text:p>19:21:24.36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1M23S" table:content-validation-name="val2" table:style-name="ce6">
            <text:p>19:21:23.92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1M19S" table:content-validation-name="val2" table:style-name="ce6">
            <text:p>19:21:19.18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1M14S" table:content-validation-name="val2" table:style-name="ce6">
            <text:p>19:21:14.43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1M12S" table:content-validation-name="val2" table:style-name="ce6">
            <text:p>19:21:12.73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1M5S" table:content-validation-name="val2" table:style-name="ce6">
            <text:p>19:21:05.44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1M4S" table:content-validation-name="val2" table:style-name="ce6">
            <text:p>19:21:04.08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1M1S" table:content-validation-name="val2" table:style-name="ce6">
            <text:p>19:21:01.00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0M50S" table:content-validation-name="val2" table:style-name="ce6">
            <text:p>19:20:50.81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0M49S" table:content-validation-name="val2" table:style-name="ce6">
            <text:p>19:20:49.20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0M48S" table:content-validation-name="val2" table:style-name="ce6">
            <text:p>19:20:48.22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0M47S" table:content-validation-name="val2" table:style-name="ce6">
            <text:p>19:20:47.63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0M45S" table:content-validation-name="val2" table:style-name="ce6">
            <text:p>19:20:45.87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0M44S" table:content-validation-name="val2" table:style-name="ce6">
            <text:p>19:20:44.22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0M37S" table:content-validation-name="val2" table:style-name="ce6">
            <text:p>19:20:37.61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0M37S" table:content-validation-name="val2" table:style-name="ce6">
            <text:p>19:20:37.42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0M35S" table:content-validation-name="val2" table:style-name="ce6">
            <text:p>19:20:35.4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0M31S" table:content-validation-name="val2" table:style-name="ce6">
            <text:p>19:20:31.47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0M29S" table:content-validation-name="val2" table:style-name="ce6">
            <text:p>19:20:29.28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0M26S" table:content-validation-name="val2" table:style-name="ce6">
            <text:p>19:20:26.19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0M26S" table:content-validation-name="val2" table:style-name="ce6">
            <text:p>19:20:26.06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20M21S" table:content-validation-name="val2" table:style-name="ce6">
            <text:p>19:20:21.64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0M21S" table:content-validation-name="val2" table:style-name="ce6">
            <text:p>19:20:21.13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0M20S" table:content-validation-name="val2" table:style-name="ce6">
            <text:p>19:20:20.86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0M19S" table:content-validation-name="val2" table:style-name="ce6">
            <text:p>19:20:19.85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0M16S" table:content-validation-name="val2" table:style-name="ce6">
            <text:p>19:20:16.6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0M12S" table:content-validation-name="val2" table:style-name="ce6">
            <text:p>19:20:12.41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20M10S" table:content-validation-name="val2" table:style-name="ce6">
            <text:p>19:20:10.71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0M9S" table:content-validation-name="val2" table:style-name="ce6">
            <text:p>19:20:09.04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20M8S" table:content-validation-name="val2" table:style-name="ce6">
            <text:p>19:20:08.25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20M4S" table:content-validation-name="val2" table:style-name="ce6">
            <text:p>19:20:04.39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20M3S" table:content-validation-name="val2" table:style-name="ce6">
            <text:p>19:20:03.63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20M1S" table:content-validation-name="val2" table:style-name="ce6">
            <text:p>19:20:01.61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19M54S" table:content-validation-name="val2" table:style-name="ce6">
            <text:p>19:19:54.92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19M49S" table:content-validation-name="val2" table:style-name="ce6">
            <text:p>19:19:49.79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19M48S" table:content-validation-name="val2" table:style-name="ce6">
            <text:p>19:19:48.14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19M46S" table:content-validation-name="val2" table:style-name="ce6">
            <text:p>19:19:46.04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19M41S" table:content-validation-name="val2" table:style-name="ce6">
            <text:p>19:19:41.93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19M39S" table:content-validation-name="val2" table:style-name="ce6">
            <text:p>19:19:39.71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19M39S" table:content-validation-name="val2" table:style-name="ce6">
            <text:p>19:19:39.45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19M30S" table:content-validation-name="val2" table:style-name="ce6">
            <text:p>19:19:30.68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19M29S" table:content-validation-name="val2" table:style-name="ce6">
            <text:p>19:19:29.15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19M25S" table:content-validation-name="val2" table:style-name="ce6">
            <text:p>19:19:25.10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19M18S" table:content-validation-name="val2" table:style-name="ce6">
            <text:p>19:19:18.11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19M9S" table:content-validation-name="val2" table:style-name="ce6">
            <text:p>19:19:09.3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19M7S" table:content-validation-name="val2" table:style-name="ce6">
            <text:p>19:19:07.32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19M5S" table:content-validation-name="val2" table:style-name="ce6">
            <text:p>19:19:05.87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19M0S" table:content-validation-name="val2" table:style-name="ce6">
            <text:p>19:19:00.78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19M0S" table:content-validation-name="val2" table:style-name="ce6">
            <text:p>19:19:00.68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18M56S" table:content-validation-name="val2" table:style-name="ce6">
            <text:p>19:18:56.30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18M54S" table:content-validation-name="val2" table:style-name="ce6">
            <text:p>19:18:54.56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18M52S" table:content-validation-name="val2" table:style-name="ce6">
            <text:p>19:18:52.03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18M51S" table:content-validation-name="val2" table:style-name="ce6">
            <text:p>19:18:51.24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18M47S" table:content-validation-name="val2" table:style-name="ce6">
            <text:p>19:18:47.05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18M43S" table:content-validation-name="val2" table:style-name="ce6">
            <text:p>19:18:43.24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18M40S" table:content-validation-name="val2" table:style-name="ce6">
            <text:p>19:18:40.94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18M39S" table:content-validation-name="val2" table:style-name="ce6">
            <text:p>19:18:39.80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18M39S" table:content-validation-name="val2" table:style-name="ce6">
            <text:p>19:18:39.69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18M32S" table:content-validation-name="val2" table:style-name="ce6">
            <text:p>19:18:32.56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18M31S" table:content-validation-name="val2" table:style-name="ce6">
            <text:p>19:18:31.61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18M28S" table:content-validation-name="val2" table:style-name="ce6">
            <text:p>19:18:28.59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18M27S" table:content-validation-name="val2" table:style-name="ce6">
            <text:p>19:18:27.91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18M24S" table:content-validation-name="val2" table:style-name="ce6">
            <text:p>19:18:24.54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18M21S" table:content-validation-name="val2" table:style-name="ce6">
            <text:p>19:18:21.47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18M17S" table:content-validation-name="val2" table:style-name="ce6">
            <text:p>19:18:17.93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18M17S" table:content-validation-name="val2" table:style-name="ce6">
            <text:p>19:18:17.63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18M16S" table:content-validation-name="val2" table:style-name="ce6">
            <text:p>19:18:16.46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18M14S" table:content-validation-name="val2" table:style-name="ce6">
            <text:p>19:18:14.35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18M11S" table:content-validation-name="val2" table:style-name="ce6">
            <text:p>19:18:11.45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18M8S" table:content-validation-name="val2" table:style-name="ce6">
            <text:p>19:18:08.27</text:p>
          </table:table-cell>
          <table:table-cell office:value-type="float" office:value="3" table:content-validation-name="val1" table:style-name="ce7">
            <text:p>3</text:p>
          </table:table-cell>
          <table:table-cell table:number-columns-repeated="16382"/>
        </table:table-row>
        <table:table-row table:style-name="ro3">
          <table:table-cell office:value-type="time" office:time-value="PT1063771H18M6S" table:content-validation-name="val2" table:style-name="ce6">
            <text:p>19:18:06.78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18M1S" table:content-validation-name="val2" table:style-name="ce6">
            <text:p>19:18:01.45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17M56S" table:content-validation-name="val2" table:style-name="ce6">
            <text:p>19:17:56.41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17M49S" table:content-validation-name="val2" table:style-name="ce6">
            <text:p>19:17:49.82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17M48S" table:content-validation-name="val2" table:style-name="ce6">
            <text:p>19:17:48.06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17M40S" table:content-validation-name="val2" table:style-name="ce6">
            <text:p>19:17:40.44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17M39S" table:content-validation-name="val2" table:style-name="ce6">
            <text:p>19:17:39.34</text:p>
          </table:table-cell>
          <table:table-cell office:value-type="float" office:value="4" table:content-validation-name="val1" table:style-name="ce7">
            <text:p>4</text:p>
          </table:table-cell>
          <table:table-cell table:number-columns-repeated="16382"/>
        </table:table-row>
        <table:table-row table:style-name="ro3">
          <table:table-cell office:value-type="time" office:time-value="PT1063771H17M37S" table:content-validation-name="val2" table:style-name="ce6">
            <text:p>19:17:37.52</text:p>
          </table:table-cell>
          <table:table-cell office:value-type="float" office:value="2" table:content-validation-name="val1" table:style-name="ce7">
            <text:p>2</text:p>
          </table:table-cell>
          <table:table-cell table:number-columns-repeated="16382"/>
        </table:table-row>
        <table:table-row table:style-name="ro3">
          <table:table-cell office:value-type="time" office:time-value="PT1063771H17M36S" table:content-validation-name="val2" table:style-name="ce6">
            <text:p>19:17:36.80</text:p>
          </table:table-cell>
          <table:table-cell office:value-type="float" office:value="5" table:content-validation-name="val1" table:style-name="ce7">
            <text:p>5</text:p>
          </table:table-cell>
          <table:table-cell table:number-columns-repeated="16382"/>
        </table:table-row>
        <table:table-row table:style-name="ro3">
          <table:table-cell office:value-type="time" office:time-value="PT1063771H17M28S" table:content-validation-name="val2" table:style-name="ce6">
            <text:p>19:17:28.67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style-name="ro3">
          <table:table-cell office:value-type="time" office:time-value="PT1063771H17M26S" table:content-validation-name="val2" table:style-name="ce6">
            <text:p>19:17:26.38</text:p>
          </table:table-cell>
          <table:table-cell office:value-type="float" office:value="1" table:content-validation-name="val1" table:style-name="ce7">
            <text:p>1</text:p>
          </table:table-cell>
          <table:table-cell table:number-columns-repeated="16382"/>
        </table:table-row>
        <table:table-row table:style-name="ro3">
          <table:table-cell office:value-type="time" office:time-value="PT1063771H17M23S" table:content-validation-name="val2" table:style-name="ce6">
            <text:p>19:17:23.83</text:p>
          </table:table-cell>
          <table:table-cell office:value-type="float" office:value="6" table:content-validation-name="val1" table:style-name="ce7">
            <text:p>6</text:p>
          </table:table-cell>
          <table:table-cell table:number-columns-repeated="16382"/>
        </table:table-row>
        <table:table-row table:number-rows-repeated="104752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time-style style:name="N36">
      <number:hours/>
      <number:text>:</number:text>
      <number:minutes number:style="long"/>
      <number:text>:</number:text>
      <number:seconds number:style="long" number:decimal-places="2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AM</meta:initial-creator>
    <dc:creator>AM</dc:creator>
    <meta:creation-date>2021-05-07T19:26:50Z</meta:creation-date>
    <dc:date>2021-05-07T19:27:17Z</dc:date>
  </office:meta>
</office:document-meta>
</file>